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 style:parent-style-name="standard">
      <style:graphic-properties draw:stroke="solid" draw:stroke-dash="Ultrafine_20_Dashed" draw:fill-color="#eeeeee" draw:textarea-horizontal-align="justify" draw:textarea-vertical-align="top" draw:auto-grow-height="false" fo:min-height="5.189cm" fo:min-width="23.391cm"/>
    </style:style>
    <style:style style:name="gr4" style:family="graphic" style:parent-style-name="standard">
      <style:graphic-properties draw:stroke="solid" svg:stroke-color="#660066" draw:fill="solid" draw:fill-color="#b2b2b2" fo:min-height="0.396cm"/>
    </style:style>
    <style:style style:name="gr5" style:family="graphic" style:parent-style-name="standard">
      <style:graphic-properties draw:stroke="none" draw:fill="none" fo:min-height="1.972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0.766cm" fo:min-width="2.548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0.766cm" fo:min-width="2.548cm"/>
    </style:style>
    <style:style style:name="gr8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462cm"/>
    </style:style>
    <style:style style:name="gr10" style:family="graphic" style:parent-style-name="standard">
      <style:graphic-properties draw:stroke="none" draw:fill="none" fo:min-height="1.184cm"/>
    </style:style>
    <style:style style:name="gr11" style:family="graphic" style:parent-style-name="standard">
      <style:graphic-properties draw:stroke="solid" svg:stroke-color="#ff6600" draw:fill="solid" draw:fill-color="#ffff99" fo:min-height="2.036cm"/>
    </style:style>
    <style:style style:name="gr12" style:family="graphic" style:parent-style-name="standard">
      <style:graphic-properties draw:stroke="none" draw:fill="none" fo:min-height="0.581cm"/>
    </style:style>
    <style:style style:name="gr13" style:family="graphic" style:parent-style-name="standard">
      <style:graphic-properties draw:stroke="none" draw:fill="solid" draw:fill-color="#eeeeee" fo:min-height="0.713cm"/>
    </style:style>
    <style:style style:name="gr14" style:family="graphic" style:parent-style-name="standard">
      <style:graphic-properties draw:stroke="solid" svg:stroke-color="#660066" draw:fill-color="#b2b2b2" draw:textarea-horizontal-align="justify" draw:textarea-vertical-align="middle" draw:auto-grow-height="false" fo:min-height="0.121cm" fo:min-width="0.949cm"/>
    </style:style>
    <style:style style:name="gr15" style:family="graphic" style:parent-style-name="standard">
      <style:graphic-properties draw:stroke="solid" svg:stroke-color="#ff6600" draw:fill="solid" draw:fill-color="#ffff99" fo:min-height="2.321cm"/>
    </style:style>
    <style:style style:name="gr16" style:family="graphic" style:parent-style-name="standard">
      <style:graphic-properties draw:stroke="none" draw:fill="none" fo:min-height="0.649cm"/>
    </style:style>
    <style:style style:name="gr17" style:family="graphic" style:parent-style-name="standard">
      <style:graphic-properties draw:stroke="none" draw:fill="none" fo:min-height="1.161cm"/>
    </style:style>
    <style:style style:name="gr18" style:family="graphic" style:parent-style-name="standard">
      <style:graphic-properties draw:stroke="solid" svg:stroke-color="#ff6600" draw:fill="solid" draw:fill-color="#ffff99" fo:min-height="1.161cm"/>
    </style:style>
    <style:style style:name="gr19" style:family="graphic" style:parent-style-name="objectwithoutfill">
      <style:graphic-properties svg:stroke-width="0.035cm" svg:stroke-color="#ff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draw:fill="none" fo:min-height="3.154cm"/>
    </style:style>
    <style:style style:name="gr21" style:family="graphic" style:parent-style-name="standard">
      <style:graphic-properties draw:stroke="none" draw:fill="none" fo:min-height="1.763cm"/>
    </style:style>
    <style:style style:name="gr22" style:family="graphic" style:parent-style-name="standard">
      <style:graphic-properties draw:stroke="solid" svg:stroke-color="#660066" draw:fill="none" fo:min-height="3.9cm"/>
    </style:style>
    <style:style style:name="gr23" style:family="graphic" style:parent-style-name="standard">
      <style:graphic-properties draw:stroke="solid" svg:stroke-color="#660066" draw:fill="none" fo:min-height="2.544cm"/>
    </style:style>
    <style:style style:name="gr24" style:family="graphic" style:parent-style-name="standard">
      <style:graphic-properties draw:stroke="none" draw:fill="none" fo:min-height="0.642cm"/>
    </style:style>
    <style:style style:name="gr25" style:family="graphic" style:parent-style-name="standard">
      <style:graphic-properties draw:stroke="none" draw:fill="none" fo:min-height="7.094cm"/>
    </style:style>
    <style:style style:name="gr26" style:family="graphic" style:parent-style-name="standard">
      <style:graphic-properties draw:stroke="solid" svg:stroke-color="#ff6600" draw:fill="solid" draw:fill-color="#ffff99" fo:min-height="1.971cm"/>
    </style:style>
    <style:style style:name="gr27" style:family="graphic" style:parent-style-name="standard">
      <style:graphic-properties draw:stroke="solid" svg:stroke-color="#ff6600" draw:fill="solid" draw:fill-color="#ffff99" draw:auto-grow-height="false" fo:min-height="1.782cm"/>
    </style:style>
    <style:style style:name="gr28" style:family="graphic" style:parent-style-name="standard">
      <style:graphic-properties draw:stroke="solid" svg:stroke-color="#ff6600" draw:fill="solid" draw:fill-color="#ffff99" fo:min-height="1.184cm"/>
    </style:style>
    <style:style style:name="gr29" style:family="graphic" style:parent-style-name="standard">
      <style:graphic-properties draw:stroke="solid" svg:stroke-color="#ff6600" draw:fill="solid" draw:fill-color="#ffff99" fo:min-height="1.578cm"/>
    </style:style>
    <style:style style:name="gr30" style:family="graphic" style:parent-style-name="standard">
      <style:graphic-properties svg:stroke-color="#660066" draw:marker-start="" draw:fill-color="#eeeeee" draw:textarea-horizontal-align="justify" draw:textarea-vertical-align="middle" draw:auto-grow-height="false" fo:min-height="1.558cm" fo:min-width="3.778cm"/>
    </style:style>
    <style:style style:name="gr31" style:family="graphic" style:parent-style-name="standard">
      <style:graphic-properties draw:stroke="solid" svg:stroke-color="#666666" draw:fill="solid" draw:fill-color="#cfe7f5" draw:auto-grow-height="true" draw:auto-grow-width="false" fo:max-height="0cm" fo:min-height="0.556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stroke="none" draw:fill="none" fo:min-height="14.386cm"/>
    </style:style>
    <style:style style:name="gr34" style:family="graphic" style:parent-style-name="standard">
      <style:graphic-properties draw:stroke="none" draw:fill="none" fo:min-height="13.445cm"/>
    </style:style>
    <style:style style:name="gr35" style:family="graphic" style:parent-style-name="standard">
      <style:graphic-properties draw:stroke="none" draw:fill="none" fo:min-height="6.7cm"/>
    </style:style>
    <style:style style:name="gr36" style:family="graphic" style:parent-style-name="standard">
      <style:graphic-properties draw:stroke="none" draw:fill="none" fo:min-height="1.19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38" style:family="graphic" style:parent-style-name="standard">
      <style:graphic-properties draw:stroke="none" draw:fill="none" fo:min-height="1.48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40" style:family="graphic" style:parent-style-name="standard">
      <style:graphic-properties draw:stroke="solid" svg:stroke-color="#ff6600" draw:fill="solid" draw:fill-color="#ffff99" fo:min-height="7.488cm"/>
    </style:style>
    <style:style style:name="gr41" style:family="graphic" style:parent-style-name="objectwithoutfill">
      <style:graphic-properties draw:marker-end="Symmetric_20_Arrow" draw:marker-end-width="0.3cm" draw:fill="none" draw:textarea-vertical-align="middle"/>
    </style:style>
    <style:style style:name="gr42" style:family="graphic" style:parent-style-name="standard">
      <style:graphic-properties draw:textarea-horizontal-align="justify" draw:textarea-vertical-align="middle" draw:auto-grow-height="false" fo:min-height="0.512cm" fo:min-width="0.516cm"/>
    </style:style>
    <style:style style:name="gr43" style:family="graphic" style:parent-style-name="standard">
      <style:graphic-properties draw:stroke="solid" draw:fill="none" fo:min-height="0.655cm"/>
    </style:style>
    <style:style style:name="gr44" style:family="graphic" style:parent-style-name="standard">
      <style:graphic-properties svg:stroke-color="#660066" draw:fill-color="#b2b2b2" draw:textarea-horizontal-align="justify" draw:textarea-vertical-align="middle" draw:auto-grow-height="false" fo:min-height="0.148cm" fo:min-width="0.989cm"/>
    </style:style>
    <style:style style:name="gr45" style:family="graphic" style:parent-style-name="standard">
      <style:graphic-properties draw:stroke="solid" svg:stroke-color="#ff6600" draw:fill="solid" draw:fill-color="#ffff99" fo:min-height="12.866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solid" svg:stroke-color="#660066" draw:fill="solid" draw:fill-color="#ffffff" fo:min-height="5.559cm"/>
    </style:style>
    <style:style style:name="pr7" style:family="presentation" style:parent-style-name="Default-outline1">
      <style:graphic-properties draw:stroke="solid" svg:stroke-color="#660066" fo:min-height="11.929cm"/>
    </style:style>
    <style:style style:name="pr8" style:family="presentation" style:parent-style-name="Default-outline1">
      <style:graphic-properties draw:stroke="solid" svg:stroke-color="#660066" fo:min-height="5.559cm"/>
    </style:style>
    <style:style style:name="pr9" style:family="presentation" style:parent-style-name="Default-outline1">
      <style:graphic-properties draw:stroke="solid" draw:stroke-dash="Ultrafine_20_Dashed" svg:stroke-color="#7f0059" fo:min-height="5.55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co3" style:family="table-column">
      <style:table-column-properties style:column-width="12.599cm" style:use-optimal-column-width="false"/>
    </style:style>
    <style:style style:name="co4" style:family="table-column">
      <style:table-column-properties style:column-width="12.6cm" style:use-optimal-column-width="false"/>
    </style:style>
    <style:style style:name="co5" style:family="table-column">
      <style:table-column-properties style:column-width="2.585cm" style:use-optimal-column-width="false"/>
    </style:style>
    <style:style style:name="co6" style:family="table-column">
      <style:table-column-properties style:column-width="0.939cm" style:use-optimal-column-width="false"/>
    </style:style>
    <style:style style:name="co7" style:family="table-column">
      <style:table-column-properties style:column-width="1.762cm" style:use-optimal-column-width="false"/>
    </style:style>
    <style:style style:name="co8" style:family="table-column">
      <style:table-column-properties style:column-width="1.765cm" style:use-optimal-column-width="false"/>
    </style:style>
    <style:style style:name="ro1" style:family="table-row">
      <style:table-row-properties style:row-height="1.337cm"/>
    </style:style>
    <style:style style:name="ro2" style:family="table-row">
      <style:table-row-properties style:row-height="2.164cm"/>
    </style:style>
    <style:style style:name="ro3" style:family="table-row">
      <style:table-row-properties style:row-height="0cm"/>
    </style:style>
    <style:style style:name="ce1" style:family="table-cell">
      <loext:graphic-properties style:repeat="repeat"/>
      <style:text-properties style:font-name="Arial3"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style:repeat="repeat"/>
      <style:text-properties style:font-name="Arial3" fo:font-size="12pt" style:font-size-asian="12pt" style:font-size-complex="12pt"/>
    </style:style>
    <style:style style:name="ce3" style:family="table-cell">
      <loext:graphic-properties draw:fill-color="#b2b2b2" style:repeat="repeat"/>
      <style:paragraph-properties fo:border-left="0.03pt solid #ffffff" fo:border-right="0.03pt solid #ffffff" fo:border-top="0.03pt solid #ffffff" fo:border-bottom="none"/>
      <style:text-properties style:font-name="Arial3" fo:font-size="10pt" style:font-size-asian="10pt" style:font-size-complex="10pt"/>
    </style:style>
    <style:style style:name="ce4" style:family="table-cell">
      <loext:graphic-properties draw:fill-color="#eeeeee" style:repeat="repeat"/>
      <style:paragraph-properties fo:border="0.03pt solid #ffffff"/>
      <style:text-properties style:font-name="Arial3" fo:font-size="10pt" style:font-size-asian="10pt" style:font-size-complex="10pt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13.8000001907349pt" style:font-size-asian="13.8000001907349pt" style:font-size-complex="13.8000001907349pt"/>
    </style:style>
    <style:style style:name="P6" style:family="paragraph">
      <style:text-properties style:font-name="Arial3" fo:font-size="18pt" style:font-size-asian="18pt" style:font-size-complex="18pt"/>
    </style:style>
    <style:style style:name="P7" style:family="paragraph">
      <style:paragraph-properties style:text-autospace="none"/>
    </style:style>
    <style:style style:name="P8" style:family="paragraph">
      <loext:graphic-properties draw:fill="none"/>
      <style:paragraph-properties style:text-autospace="none"/>
    </style:style>
    <style:style style:name="P9" style:family="paragraph">
      <style:paragraph-properties fo:margin-top="0.508cm" fo:margin-bottom="0cm"/>
    </style:style>
    <style:style style:name="P10" style:family="paragraph">
      <style:paragraph-properties fo:margin-left="0cm" fo:margin-right="0cm" fo:margin-top="0.508cm" fo:margin-bottom="0cm" fo:text-indent="0cm"/>
    </style:style>
    <style:style style:name="P11" style:family="paragraph">
      <loext:graphic-properties draw:fill-color="#eeeeee"/>
      <style:paragraph-properties fo:text-align="center"/>
    </style:style>
    <style:style style:name="P12" style:family="paragraph">
      <loext:graphic-properties draw:fill="solid" draw:fill-color="#b2b2b2"/>
      <style:paragraph-properties style:text-autospace="none"/>
    </style:style>
    <style:style style:name="P13" style:family="paragraph">
      <style:paragraph-properties fo:text-align="center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="none"/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16" style:family="paragraph">
      <loext:graphic-properties draw:fill="solid" draw:fill-color="#ffffff"/>
      <style:text-properties style:font-name="Arial3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solid" draw:fill-color="#ffff99"/>
      <style:paragraph-properties style:text-autospace="none"/>
      <style:text-properties fo:font-size="14pt" style:font-size-asian="14pt" style:font-size-complex="14pt"/>
    </style:style>
    <style:style style:name="P19" style:family="paragraph">
      <loext:graphic-properties draw:fill="none"/>
      <style:paragraph-properties style:text-autospace="none"/>
      <style:text-properties fo:color="#000000" style:font-name="Consolas1" fo:font-size="14pt" style:font-name-asian="Consolas1" style:font-size-asian="14pt" style:font-name-complex="Consolas1" style:font-size-complex="14pt"/>
    </style:style>
    <style:style style:name="P20" style:family="paragraph">
      <loext:graphic-properties draw:fill="solid" draw:fill-color="#eeeeee"/>
      <style:text-properties style:font-name="Arial3"/>
    </style:style>
    <style:style style:name="P21" style:family="paragraph">
      <loext:graphic-properties draw:fill-color="#b2b2b2"/>
      <style:paragraph-properties fo:text-align="center"/>
    </style:style>
    <style:style style:name="P22" style:family="paragraph">
      <loext:graphic-properties draw:fill="none"/>
      <style:paragraph-properties style:text-autospace="none"/>
      <style:text-properties fo:font-size="14pt" style:font-size-asian="14pt" style:font-size-complex="14pt"/>
    </style:style>
    <style:style style:name="P23" style:family="paragraph">
      <loext:graphic-properties draw:fill="solid" draw:fill-color="#eeeeee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font-name="Arial3" fo:font-size="18pt" style:font-size-asian="18pt" style:font-size-complex="18pt"/>
    </style:style>
    <style:style style:name="P27" style:family="paragraph">
      <loext:graphic-properties draw:fill="solid" draw:fill-color="#ffff99"/>
      <style:paragraph-properties style:text-autospace="none"/>
      <style:text-properties fo:font-size="14pt" style:font-size-asian="10pt" style:font-size-complex="10pt"/>
    </style:style>
    <style:style style:name="P28" style:family="paragraph">
      <loext:graphic-properties draw:fill="solid" draw:fill-color="#ffff99"/>
      <style:paragraph-properties style:text-autospace="none"/>
    </style:style>
    <style:style style:name="P29" style:family="paragraph">
      <style:paragraph-properties fo:text-align="start"/>
      <style:text-properties fo:font-size="8pt" style:font-size-asian="8pt" style:font-size-complex="8pt"/>
    </style:style>
    <style:style style:name="P30" style:family="paragraph">
      <loext:graphic-properties draw:fill-color="#eeeeee"/>
      <style:paragraph-properties fo:text-align="start"/>
      <style:text-properties style:font-name="Arial3" fo:font-size="8pt" style:font-size-asian="8pt" style:font-size-complex="8pt"/>
    </style:style>
    <style:style style:name="P31" style:family="paragraph">
      <style:paragraph-properties fo:margin-left="0cm" fo:margin-right="0cm" fo:text-align="start" fo:text-indent="0cm"/>
    </style:style>
    <style:style style:name="P32" style:family="paragraph">
      <loext:graphic-properties draw:fill="solid" draw:fill-color="#cfe7f5"/>
      <style:text-properties fo:font-size="14pt" style:font-size-asian="14pt" style:font-size-complex="14pt"/>
    </style:style>
    <style:style style:name="P33" style:family="paragraph">
      <loext:graphic-properties draw:fill="none"/>
      <style:paragraph-properties style:text-autospace="none"/>
      <style:text-properties fo:font-size="10pt" style:font-size-asian="10pt" style:font-size-complex="10pt"/>
    </style:style>
    <style:style style:name="P34" style:family="paragraph">
      <loext:graphic-properties draw:fill="none"/>
      <style:paragraph-properties style:text-autospace="none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style:font-name="Arial3" fo:font-size="14pt" style:font-size-asian="14pt" style:font-size-complex="14pt"/>
    </style:style>
    <style:style style:name="P36" style:family="paragraph">
      <loext:graphic-properties draw:fill="none"/>
      <style:paragraph-properties style:text-autospace="none"/>
      <style:text-properties fo:color="#000000" style:font-name="Consolas1" fo:font-size="14pt" style:font-name-asian="Consolas1" style:font-size-asian="9.5pt" style:font-name-complex="Consolas1" style:font-size-complex="9.5pt"/>
    </style:style>
    <style:style style:name="P37" style:family="paragraph">
      <loext:graphic-properties draw:fill="solid" draw:fill-color="#ffff99"/>
      <style:paragraph-properties style:text-autospace="none"/>
      <style:text-properties fo:color="#000000" style:font-name="Consolas1" fo:font-size="8pt" style:font-name-asian="Consolas1" style:font-size-asian="8pt" style:font-name-complex="Consolas1" style:font-size-complex="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3.8000001907349pt" style:font-size-asian="13.8000001907349pt" style:font-size-complex="13.8000001907349pt"/>
    </style:style>
    <style:style style:name="T4" style:family="text">
      <style:text-properties style:font-name="Arial3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Arial3" fo:font-size="12pt" style:font-size-asian="12pt" style:font-size-complex="12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Arial3" fo:font-size="18pt" style:font-size-asian="18pt" style:font-size-complex="18pt"/>
    </style:style>
    <style:style style:name="T8" style:family="text">
      <style:text-properties style:font-name="Arial3" fo:font-size="12pt" fo:font-style="italic" style:font-size-asian="12pt" style:font-style-asian="italic" style:font-size-complex="12pt" style:font-style-complex="italic"/>
    </style:style>
    <style:style style:name="T9" style:family="text">
      <style:text-properties style:font-name="Arial3" fo:font-size="12pt" fo:font-style="normal" style:font-size-asian="12pt" style:font-style-asian="normal" style:font-size-complex="12pt" style:font-style-complex="normal"/>
    </style:style>
    <style:style style:name="T10" style:family="text">
      <style:text-properties fo:color="#6666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variant="normal" fo:text-transform="none" fo:color="#0000ff" style:text-outline="false" style:text-line-through-style="none" style:text-line-through-type="none" style:font-name="Consolas1" fo:font-size="9.5pt" fo:font-style="normal" fo:text-shadow="none" style:text-underline-style="none" fo:font-weight="normal" style:letter-kerning="true" style:font-name-asian="Consolas1" style:font-size-asian="9.5pt" style:font-style-asian="normal" style:font-weight-asian="normal" style:font-name-complex="Consolas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Consolas1" fo:font-size="9.5pt" fo:font-style="normal" fo:text-shadow="none" style:text-underline-style="none" fo:font-weight="normal" style:letter-kerning="true" style:font-name-asian="Consolas1" style:font-size-asian="9.5pt" style:font-style-asian="normal" style:font-weight-asian="normal" style:font-name-complex="Consolas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4ec9b0" style:text-outline="false" style:text-line-through-style="none" style:text-line-through-type="none" style:font-name="Consolas1" fo:font-size="9.5pt" fo:font-style="normal" fo:text-shadow="none" style:text-underline-style="none" fo:font-weight="normal" style:letter-kerning="true" style:font-name-asian="Consolas1" style:font-size-asian="9.5pt" style:font-style-asian="normal" style:font-weight-asian="normal" style:font-name-complex="Consolas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dcdcdc" style:text-outline="false" style:text-line-through-style="none" style:text-line-through-type="none" style:font-name="Consolas1" fo:font-size="9.5pt" fo:font-style="normal" fo:text-shadow="none" style:text-underline-style="none" fo:font-weight="normal" style:letter-kerning="true" style:font-name-asian="Consolas1" style:font-size-asian="9.5pt" style:font-style-asian="normal" style:font-weight-asian="normal" style:font-name-complex="Consolas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a31515" style:text-outline="false" style:text-line-through-style="none" style:text-line-through-type="none" style:font-name="Consolas1" fo:font-size="9.5pt" fo:font-style="normal" fo:text-shadow="none" style:text-underline-style="none" fo:font-weight="normal" style:letter-kerning="true" style:font-name-asian="Consolas1" style:font-size-asian="9.5pt" style:font-style-asian="normal" style:font-weight-asian="normal" style:font-name-complex="Consolas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text-position="super 58%" fo:font-size="14pt" style:font-size-asian="14pt" style:font-size-complex="14pt"/>
    </style:style>
    <style:style style:name="T18" style:family="text">
      <style:text-properties fo:color="#0000ff" style:font-name="Consolas1" fo:font-size="9.5pt" style:font-name-asian="Consolas1" style:font-size-asian="9.5pt" style:font-name-complex="Consolas1" style:font-size-complex="9.5pt"/>
    </style:style>
    <style:style style:name="T19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20" style:family="text">
      <style:text-properties fo:color="#dcdcdc" style:font-name="Consolas1" fo:font-size="9.5pt" style:font-name-asian="Consolas1" style:font-size-asian="9.5pt" style:font-name-complex="Consolas1" style:font-size-complex="9.5pt"/>
    </style:style>
    <style:style style:name="T21" style:family="text">
      <style:text-properties fo:color="#a31515" style:font-name="Consolas1" fo:font-size="9.5pt" style:font-name-asian="Consolas1" style:font-size-asian="9.5pt" style:font-name-complex="Consolas1" style:font-size-complex="9.5pt"/>
    </style:style>
    <style:style style:name="T22" style:family="text">
      <style:text-properties style:font-name="Arial3" fo:font-size="14pt" style:font-size-asian="14pt" style:font-size-complex="14pt"/>
    </style:style>
    <style:style style:name="T23" style:family="text">
      <style:text-properties style:text-position="super 58%" style:font-name="Arial3" fo:font-size="14pt" style:font-size-asian="14pt" style:font-size-complex="14pt"/>
    </style:style>
    <style:style style:name="T24" style:family="text">
      <style:text-properties style:font-name="Arial3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0000ff" style:font-name="Consolas1" fo:font-size="14pt" style:font-name-asian="Consolas1" style:font-size-asian="14pt" style:font-name-complex="Consolas1" style:font-size-complex="14pt"/>
    </style:style>
    <style:style style:name="T26" style:family="text">
      <style:text-properties fo:color="#000000" style:font-name="Consolas1" fo:font-size="14pt" style:font-name-asian="Consolas1" style:font-size-asian="14pt" style:font-name-complex="Consolas1" style:font-size-complex="14pt"/>
    </style:style>
    <style:style style:name="T27" style:family="text">
      <style:text-properties fo:color="#dcdcdc" style:font-name="Consolas1" fo:font-size="14pt" style:font-name-asian="Consolas1" style:font-size-asian="14pt" style:font-name-complex="Consolas1" style:font-size-complex="14pt"/>
    </style:style>
    <style:style style:name="T28" style:family="text">
      <style:text-properties fo:color="#4ec9b0" style:font-name="Consolas1" fo:font-size="14pt" style:font-name-asian="Consolas1" style:font-size-asian="14pt" style:font-name-complex="Consolas1" style:font-size-complex="14pt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Arial3"/>
    </style:style>
    <style:style style:name="T31" style:family="text">
      <style:text-properties fo:font-variant="normal" fo:text-transform="none" fo:color="#0000ff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dcdcdc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4ec9b0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Arial3" fo:font-size="10pt" style:font-size-asian="10pt" style:font-size-complex="10pt"/>
    </style:style>
    <style:style style:name="T35" style:family="text">
      <style:text-properties fo:color="#2b91af" style:font-name="Consolas1" fo:font-size="9.5pt" style:font-name-asian="Consolas1" style:font-size-asian="9.5pt" style:font-name-complex="Consolas1" style:font-size-complex="9.5pt"/>
    </style:style>
    <style:style style:name="T36" style:family="text">
      <style:text-properties style:font-name="Arial3" fo:font-size="18pt" fo:font-weight="bold" style:font-size-asian="18pt" style:font-weight-asian="bold" style:font-size-complex="18pt" style:font-weight-complex="bold"/>
    </style:style>
    <style:style style:name="T37" style:family="text">
      <style:text-properties fo:color="#0000ff" style:font-name="Consolas1" fo:font-size="14pt" style:font-name-asian="Consolas1" style:font-size-asian="10pt" style:font-name-complex="Consolas1" style:font-size-complex="10pt"/>
    </style:style>
    <style:style style:name="T38" style:family="text">
      <style:text-properties fo:color="#000000" style:font-name="Consolas1" fo:font-size="14pt" style:font-name-asian="Consolas1" style:font-size-asian="10pt" style:font-name-complex="Consolas1" style:font-size-complex="10pt"/>
    </style:style>
    <style:style style:name="T39" style:family="text">
      <style:text-properties fo:color="#2b91af" style:font-name="Consolas1" fo:font-size="14pt" style:font-name-asian="Consolas1" style:font-size-asian="10pt" style:font-name-complex="Consolas1" style:font-size-complex="10pt"/>
    </style:style>
    <style:style style:name="T40" style:family="text">
      <style:text-properties fo:color="#a31515" style:font-name="Consolas1" fo:font-size="14pt" style:font-name-asian="Consolas1" style:font-size-asian="10pt" style:font-name-complex="Consolas1" style:font-size-complex="10pt"/>
    </style:style>
    <style:style style:name="T41" style:family="text">
      <style:text-properties fo:color="#ff007f" style:font-name="Consolas1" fo:font-size="14pt" style:font-name-asian="Consolas1" style:font-size-asian="10pt" style:font-name-complex="Consolas1" style:font-size-complex="10pt"/>
    </style:style>
    <style:style style:name="T42" style:family="text">
      <style:text-properties fo:color="#ff66b2" style:font-name="Consolas1" fo:font-size="14pt" style:font-name-asian="Consolas1" style:font-size-asian="10pt" style:font-name-complex="Consolas1" style:font-size-complex="10pt"/>
    </style:style>
    <style:style style:name="T43" style:family="text">
      <style:text-properties fo:color="#2b91af" style:font-name="Consolas1" fo:font-size="14pt" style:font-name-asian="Consolas1" style:font-size-asian="14pt" style:font-name-complex="Consolas1" style:font-size-complex="14pt"/>
    </style:style>
    <style:style style:name="T44" style:family="text">
      <style:text-properties style:font-name="Consolas1" fo:font-size="14pt" style:font-name-asian="Consolas1" style:font-size-asian="14pt" style:font-name-complex="Consolas1" style:font-size-complex="14pt"/>
    </style:style>
    <style:style style:name="T45" style:family="text">
      <style:text-properties style:font-name="Consolas1" fo:font-size="10pt" style:font-name-asian="Consolas1" style:font-size-asian="10pt" style:font-name-complex="Consolas1" style:font-size-complex="10pt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style:font-name="Consolas1" fo:font-size="9.5pt" style:font-name-asian="Consolas1" style:font-size-asian="9.5pt" style:font-name-complex="Consolas1" style:font-size-complex="9.5pt"/>
    </style:style>
    <style:style style:name="T48" style:family="tex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T49" style:family="text">
      <style:text-properties style:font-name="Arial3" fo:font-size="8pt" style:font-size-asian="8pt" style:font-size-complex="8pt"/>
    </style:style>
    <style:style style:name="T50" style:family="text">
      <style:text-properties fo:color="#008000" style:font-name="Consolas1" fo:font-size="14pt" style:font-name-asian="Consolas1" style:font-size-asian="14pt" style:font-name-complex="Consolas1" style:font-size-complex="14pt"/>
    </style:style>
    <style:style style:name="T51" style:family="text">
      <style:text-properties fo:color="#0000ff" style:font-name="Consolas1" fo:font-size="10pt" style:font-name-asian="Consolas1" style:font-size-asian="10pt" style:font-name-complex="Consolas1" style:font-size-complex="10pt"/>
    </style:style>
    <style:style style:name="T52" style:family="text">
      <style:text-properties fo:color="#000000" style:font-name="Consolas1" fo:font-size="10pt" style:font-name-asian="Consolas1" style:font-size-asian="10pt" style:font-name-complex="Consolas1" style:font-size-complex="10pt"/>
    </style:style>
    <style:style style:name="T53" style:family="text">
      <style:text-properties fo:color="#2b91af" style:font-name="Consolas1" fo:font-size="10pt" style:font-name-asian="Consolas1" style:font-size-asian="10pt" style:font-name-complex="Consolas1" style:font-size-complex="10pt"/>
    </style:style>
    <style:style style:name="T54" style:family="text">
      <style:text-properties fo:font-variant="normal" fo:text-transform="none" fo:color="#2b91af" style:text-outline="false" style:text-line-through-style="none" style:text-line-through-type="none" style:font-name="Consolas1" fo:font-size="12pt" fo:font-style="normal" fo:text-shadow="none" style:text-underline-style="none" fo:font-weight="normal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Consolas1" fo:font-size="12pt" fo:font-style="normal" fo:text-shadow="none" style:text-underline-style="none" fo:font-weight="normal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ff" style:text-outline="false" style:text-line-through-style="none" style:text-line-through-type="none" style:font-name="Consolas1" fo:font-size="12pt" fo:font-style="normal" fo:text-shadow="none" style:text-underline-style="none" fo:font-weight="normal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4ec9b0" style:font-name="Consolas1" fo:font-size="9.5pt" style:font-name-asian="Consolas1" style:font-size-asian="9.5pt" style:font-name-complex="Consolas1" style:font-size-complex="9.5pt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name-asian="Consolas1" style:font-size-asian="9.5pt" style:font-style-asian="normal" style:font-weight-asian="normal" style:font-name-complex="Consolas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font-name="Consolas1" fo:font-size="8pt" style:font-name-asian="Consolas1" style:font-size-asian="8pt" style:font-name-complex="Consolas1" style:font-size-complex="8pt"/>
    </style:style>
    <style:style style:name="T60" style:family="text">
      <style:text-properties fo:color="#0000ff" style:font-name="Consolas1" fo:font-size="8pt" style:font-name-asian="Consolas1" style:font-size-asian="8pt" style:font-name-complex="Consolas1" style:font-size-complex="8pt"/>
    </style:style>
    <style:style style:name="T61" style:family="text">
      <style:text-properties fo:color="#4ec9b0" style:font-name="Consolas1" fo:font-size="8pt" style:font-name-asian="Consolas1" style:font-size-asian="8pt" style:font-name-complex="Consolas1" style:font-size-complex="8pt"/>
    </style:style>
    <style:style style:name="T62" style:family="text">
      <style:text-properties fo:color="#dcdcdc" style:font-name="Consolas1" fo:font-size="8pt" style:font-name-asian="Consolas1" style:font-size-asian="8pt" style:font-name-complex="Consolas1" style:font-size-complex="8pt"/>
    </style:style>
    <style:style style:name="T63" style:family="text">
      <style:text-properties fo:color="#008000" style:font-name="Consolas1" fo:font-size="8pt" style:font-name-asian="Consolas1" style:font-size-asian="8pt" style:font-name-complex="Consolas1" style:font-size-complex="8pt"/>
    </style:style>
    <style:style style:name="T64" style:family="text">
      <style:text-properties fo:color="#a31515" style:font-name="Consolas1" fo:font-size="8pt" style:font-name-asian="Consolas1" style:font-size-asian="8pt" style:font-name-complex="Consolas1" style:font-size-complex="8pt"/>
    </style:style>
    <style:style style:name="T65" style:family="text">
      <style:text-properties fo:color="#4edcb0" style:font-name="Consolas1" fo:font-size="8pt" style:font-name-asian="Consolas1" style:font-size-asian="8pt" style:font-name-complex="Consolas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Functional Programming Using F#<text:line-break/>1 of 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Quest Integrity Boulder</text:p>
            <text:p><text:date style:data-style-name="D6" text:date-value="2016-03-23">March 23, 2016</text:date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Introduction</text:span></text:p>
              </text:list-item>
              <text:list-item>
                <text:p><text:span text:style-name="T1">Functional Data Types</text:span></text:p>
              </text:list-item>
              <text:list-item>
                <text:p><text:span text:style-name="T1">Recursion</text:span></text:p>
              </text:list-item>
              <text:list-item>
                <text:p><text:span text:style-name="T1">Lazy Evaluation</text:span></text:p>
              </text:list-item>
              <text:list-item>
                <text:p><text:span text:style-name="T1">Currying: Partial Function Applic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terature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rogramming F# 3.0, C. Smith, O'Reilly 2012</text:span></text:p>
              </text:list-item>
              <text:list-item>
                <text:p><text:span text:style-name="T1">F# Deep Dives, T. Petricek, 2014</text:span></text:p>
              </text:list-item>
              <text:list-item>
                <text:p><text:span text:style-name="T1">Real-World Functional Programming Using F#, T. Petricek, J. Skeet, 2010</text:span></text:p>
              </text:list-item>
              <text:list-item>
                <text:p><text:span text:style-name="T1">Dr. Erik Meijer, Functional Programming Fundamentals, </text:span><text:span text:style-name="T1"><text:a xlink:href="https://channel9.msdn.com/Series/C9-Lectures-Erik-Meijer-Functional-Programming-Fundamentals/Lecture-Series-Erik-Meijer-Functional-Programming-Fundamentals-Chapter-1" xlink:type="simple">Channel9</text:a></text:span></text:p>
              </text:list-item>
              <text:list-item>
                <text:p><text:span text:style-name="T1">Real World Haskell, O'Sullivan, Goerzen, Stewart, O'Reilly 2008</text:span></text:p>
              </text:list-item>
              <text:list-item>
                <text:p><text:span text:style-name="T1"><text:a xlink:href="https://en.wikibooks.org/wiki/F_Sharp_Programming" xlink:type="simple">https://en.wikibooks.org/wiki/F_Sharp_Programming</text:a></text:span></text:p>
              </text:list-item>
              <text:list-item>
                <text:p><text:span text:style-name="T1"><text:a xlink:href="http://fsharpforfunandprofit.com/" xlink:type="simple">http://fsharpforfunandprofit.com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2">Early Functional Programming Languages</text:span></text:p>
          </draw:text-box>
        </draw:frame>
        <draw:frame presentation:style-name="pr5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rogramming style that has been around since 1970s</text:span></text:p>
              </text:list-item>
              <text:list-item>
                <text:p><text:span text:style-name="T1">ML (meta-language) created by Robin Milner in the early 1970s</text:span></text:p>
                <text:list>
                  <text:list-item>
                    <text:p><text:span text:style-name="T1">Type Inference (Hindley–Milner type system)</text:span></text:p>
                  </text:list-item>
                  <text:list-item>
                    <text:p><text:span text:style-name="T1">Static Typing</text:span></text:p>
                  </text:list-item>
                  <text:list-item>
                    <text:p><text:span text:style-name="T1">Parametric Polymorphism</text:span></text:p>
                  </text:list-item>
                  <text:list-item>
                    <text:p><text:span text:style-name="T1">Algebraic Data Types</text:span></text:p>
                  </text:list-item>
                  <text:list-item>
                    <text:p><text:span text:style-name="T1">Pattern matching</text:span></text:p>
                  </text:list-item>
                  <text:list-item>
                    <text:p><text:span text:style-name="T1">Impure</text:span></text:p>
                  </text:list-item>
                  <text:list-item>
                    <text:p><text:span text:style-name="T1">Garbage collected</text:span></text:p>
                  </text:list-item>
                  <text:list-item>
                    <text:p><text:span text:style-name="T1">Eager evaluation</text:span></text:p>
                  </text:list-item>
                </text:list>
              </text:list-item>
              <text:list-item>
                <text:p><text:span text:style-name="T1">Miranda (1985, commercial). Similar to ML, but</text:span></text:p>
                <text:list>
                  <text:list-item>
                    <text:p><text:span text:style-name="T1">Lazy</text:span></text:p>
                  </text:list-item>
                  <text:list-item>
                    <text:p><text:span text:style-name="T1">pure</text:span>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Haskell (1990). Based heavily on Miranda</text:span></text:p>
                <text:list>
                  <text:list-item>
                    <text:p><text:span text:style-name="T3">Pure</text:span></text:p>
                  </text:list-item>
                  <text:list-item>
                    <text:p><text:span text:style-name="T3">Lazy</text:span></text:p>
                  </text:list-item>
                  <text:list-item>
                    <text:p><text:span text:style-name="T3">Type classes</text:span></text:p>
                  </text:list-item>
                  <text:list-item>
                    <text:p><text:span text:style-name="T3">Monads :-)</text:span></text:p>
                  </text:list-item>
                </text:list>
              </text:list-item>
              <text:list-item>
                <text:p><text:span text:style-name="T3">Caml is a dialect of ML, and OCaml adds OO elements</text:span></text:p>
              </text:list-item>
              <text:list-item>
                <text:p><text:span text:style-name="T3">F# (2005), ML-dialect with heavy influence from Haskell and OCaml and other languag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#</text:p>
          </draw:text-box>
        </draw:frame>
        <draw:frame presentation:style-name="pr5" draw:text-style-name="P2" draw:layer="layout" svg:width="12.724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Based on OCaml (looks almost the same)</text:span></text:p>
              </text:list-item>
              <text:list-item>
                <text:p><text:span text:style-name="T1">Multi-Paradigm</text:span></text:p>
              </text:list-item>
              <text:list-item>
                <text:p><text:span text:style-name="T1">Fully integrated into the .NET ecosystem</text:span></text:p>
              </text:list-item>
              <text:list-item>
                <text:p><text:span text:style-name="T1">Inter-operates with C# and VB.NET (with some pitfalls)</text:span></text:p>
              </text:list-item>
              <text:list-item>
                <text:p><text:span text:style-name="T1">Fully integrated into VS</text:span></text:p>
              </text:list-item>
              <text:list-item>
                <text:p><text:span text:style-name="T1">FSI - REPL</text:span></text:p>
              </text:list-item>
            </text:list>
          </draw:text-box>
        </draw:frame>
        <draw:frame presentation:style-name="pr5" draw:text-style-name="P2" draw:layer="layout" svg:width="12.724cm" svg:height="12.179cm" svg:x="14.71cm" svg:y="4.935cm" presentation:class="outline" presentation:user-transformed="true">
          <draw:text-box>
            <text:list text:style-name="L2">
              <text:list-item>
                <text:p><text:span text:style-name="T1">Type inference</text:span></text:p>
              </text:list-item>
              <text:list-item>
                <text:p><text:span text:style-name="T1">Staticly typed</text:span></text:p>
              </text:list-item>
              <text:list-item>
                <text:p><text:span text:style-name="T1">Strongly typed</text:span></text:p>
              </text:list-item>
              <text:list-item>
                <text:p><text:span text:style-name="T1">Expression-based</text:span></text:p>
              </text:list-item>
              <text:list-item>
                <text:p><text:span text:style-name="T1">Eager Evaluation</text:span></text:p>
              </text:list-item>
              <text:list-item>
                <text:p><text:span text:style-name="T1">Pattern Matching</text:span></text:p>
              </text:list-item>
              <text:list-item>
                <text:p><text:span text:style-name="T1">Algebraic Data Types</text:span></text:p>
              </text:list-item>
              <text:list-item>
                <text:p><text:span text:style-name="T1">Units of measure</text:span></text:p>
              </text:list-item>
              <text:list-item>
                <text:p><text:span text:style-name="T1">Impure</text:span></text:p>
              </text:list-item>
              <text:list-item>
                <text:p><text:span text:style-name="T1">OO, imperative and FP</text:span></text:p>
              </text:list-item>
              <text:list-item>
                <text:p><text:span text:style-name="T1">Computational Expressions (aka Monad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2">Functional vs Other Styles</text:span></text:p>
          </draw:text-box>
        </draw:frame>
        <draw:frame draw:style-name="standard" draw:layer="layout" svg:width="25.198cm" svg:height="13.36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Functional</text:span></text:p>
              </table:table-cell>
              <table:table-cell>
                <text:p><text:span text:style-name="T4">Imperative</text:span></text:p>
              </table:table-cell>
              <table:table-cell>
                <text:p><text:span text:style-name="T4">OO</text:span></text:p>
              </table:table-cell>
            </table:table-row>
            <table:table-row table:style-name="ro1" table:default-cell-style-name="ce2">
              <table:table-cell>
                <text:p><text:span text:style-name="T5">Functions and Higher-Order Functions</text:span></text:p>
              </table:table-cell>
              <table:table-cell>
                <text:p><text:span text:style-name="T5">Procedures</text:span></text:p>
              </table:table-cell>
              <table:table-cell>
                <text:p><text:span text:style-name="T5">Objects</text:span></text:p>
              </table:table-cell>
            </table:table-row>
            <table:table-row table:style-name="ro1" table:default-cell-style-name="ce2">
              <table:table-cell>
                <text:p><text:span text:style-name="T5">Declarative, i.e. what not how</text:span></text:p>
              </table:table-cell>
              <table:table-cell>
                <text:p><text:span text:style-name="T5">Mutability</text:span></text:p>
              </table:table-cell>
              <table:table-cell>
                <text:p><text:span text:style-name="T5">Encapsulation</text:span></text:p>
              </table:table-cell>
            </table:table-row>
            <table:table-row table:style-name="ro1" table:default-cell-style-name="ce2">
              <table:table-cell>
                <text:p><text:span text:style-name="T5">Immutability</text:span></text:p>
              </table:table-cell>
              <table:table-cell>
                <text:p><text:span text:style-name="T5">Loops</text:span></text:p>
              </table:table-cell>
              <table:table-cell>
                <text:p><text:span text:style-name="T5">Inheritance</text:span></text:p>
              </table:table-cell>
            </table:table-row>
            <table:table-row table:style-name="ro1" table:default-cell-style-name="ce2">
              <table:table-cell>
                <text:p><text:span text:style-name="T5">Algebraic Data Types</text:span></text:p>
              </table:table-cell>
              <table:table-cell>
                <text:p><text:span text:style-name="T5">Side-effects</text:span></text:p>
              </table:table-cell>
              <table:table-cell>
                <text:p><text:span text:style-name="T5">Polymorphism</text:span></text:p>
              </table:table-cell>
            </table:table-row>
            <table:table-row table:style-name="ro1" table:default-cell-style-name="ce2">
              <table:table-cell>
                <text:p><text:span text:style-name="T5">Explicit about side-effects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><text:span text:style-name="T5">DSL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><text:span text:style-name="T5">Pattern matching and deconstruction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><text:span text:style-name="T5">Recursion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><text:span text:style-name="T5">Currying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olution of C# w.r.t. FP</text:p>
          </draw:text-box>
        </draw:frame>
        <draw:frame draw:style-name="standard" draw:layer="layout" svg:width="25.198cm" svg:height="12.983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1">
              <table:table-cell>
                <text:p><text:span text:style-name="T4">Version</text:span></text:p>
              </table:table-cell>
              <table:table-cell>
                <text:p><text:span text:style-name="T4">Element</text:span></text:p>
              </table:table-cell>
            </table:table-row>
            <table:table-row table:style-name="ro2" table:default-cell-style-name="ce2">
              <table:table-cell>
                <text:p><text:span text:style-name="T5">2</text:span></text:p>
              </table:table-cell>
              <table:table-cell>
                <text:p><text:span text:style-name="T5">Generics (List&lt;T&gt;, Tuple&lt;T&gt;, …)</text:span></text:p>
                <text:p><text:span text:style-name="T5">Delegates</text:span></text:p>
              </table:table-cell>
            </table:table-row>
            <table:table-row table:style-name="ro2" table:default-cell-style-name="ce2">
              <table:table-cell>
                <text:p><text:span text:style-name="T5">3</text:span></text:p>
              </table:table-cell>
              <table:table-cell>
                <text:p><text:span text:style-name="T5">LINQ</text:span></text:p>
                <text:p><text:span text:style-name="T5">Lambda Expressions</text:span></text:p>
              </table:table-cell>
            </table:table-row>
            <table:table-row table:style-name="ro2" table:default-cell-style-name="ce2">
              <table:table-cell>
                <text:p><text:span text:style-name="T5">5</text:span></text:p>
              </table:table-cell>
              <table:table-cell>
                <text:p><text:span text:style-name="T5">IReadOnlyCollection (.NET 4.5)</text:span></text:p>
                <text:p><text:span text:style-name="T5">Immutable Collections</text:span></text:p>
              </table:table-cell>
            </table:table-row>
            <table:table-row table:style-name="ro2" table:default-cell-style-name="ce2">
              <table:table-cell>
                <text:p><text:span text:style-name="T5">6</text:span></text:p>
              </table:table-cell>
              <table:table-cell>
                <text:p><text:span text:style-name="T5">Null Propagator</text:span></text:p>
              </table:table-cell>
            </table:table-row>
            <table:table-row table:style-name="ro2" table:default-cell-style-name="ce2">
              <table:table-cell>
                <text:p><text:span text:style-name="T5">7</text:span></text:p>
              </table:table-cell>
              <table:table-cell>
                <text:p><text:span text:style-name="T5">Pattern Matching</text:span></text:p>
                <text:p><text:span text:style-name="T5">AD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2">FP: Why Should we care?</text:span></text:p>
          </draw:text-box>
        </draw:frame>
        <draw:frame presentation:style-name="pr5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emphasizes a higher level of abstraction when thinking about the solution to a problem (declarative vs imperative)</text:span></text:p>
              </text:list-item>
              <text:list-item>
                <text:p><text:span text:style-name="T1">tends to be safer due to its immutable nature. Avoids </text:span><text:span text:style-name="T6">side-effects</text:span><text:span text:style-name="T1">.</text:span></text:p>
              </text:list-item>
              <text:list-item>
                <text:p><text:span text:style-name="T1">sees a resurgence due to limitations of traditional programming models based on imperative and OO styles (sharing, multi-threading, mutation, …)</text:span></text:p>
              </text:list-item>
              <text:list-item>
                <text:p><text:span text:style-name="T1">OO often awkward when expressing simple ideas (command pattern)</text:span></text:p>
              </text:list-item>
            </text:list>
          </draw:text-box>
        </draw:frame>
        <draw:frame presentation:style-name="pr5" draw:text-style-name="P6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7">Null considered harmful</text:span></text:p>
              </text:list-item>
              <text:list-item>
                <text:p><text:span text:style-name="T7">Following many recommended principles like loose coupling and the like often means code bloat (interfaces, <text:s/>...)</text:span></text:p>
              </text:list-item>
              <text:list-item>
                <text:p><text:span text:style-name="T7">Brian Will</text:span></text:p>
                <text:list>
                  <text:list-item>
                    <text:p><text:span text:style-name="T5">Object-Oriented Programming is Embarrassing: 4 Short Examples,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8"><text:a xlink:href="https://www.youtube.com/watch?v=IRTfhkiAqPw" xlink:type="simple">https://www.youtube.com/watch?v=IRTfhkiAqPw</text:a></text:span></text:p>
                  </text:list-item>
                  <text:list-item>
                    <text:p><text:span text:style-name="T9">Object-Oriented Programming is Bad,</text:span><text:span text:style-name="T8"> </text:span><text:span text:style-name="T8"><text:a xlink:href="https://www.youtube.com/watch?v=QM1iUe6IofM" xlink:type="simple">https://www.youtube.com/watch?v=QM1iUe6Iof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2">Immutability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Functional programming philosophy is about making side-effects explicit by using immutable data structures</text:span></text:p>
              </text:list-item>
              <text:list-item>
                <text:p><text:span text:style-name="T1">Some languages like Haskell are pure, i.e. they do not even allow side-effects</text:span></text:p>
              </text:list-item>
              <text:list-item>
                <text:p><text:span text:style-name="T1">Why are side-effects so important to control?</text:span><text:span text:style-name="T1"><text:line-break/></text:span><text:span text:style-name="T1"><text:line-break/></text:span><text:span text:style-name="T1">A central idea is to make complicated from simple via function composition. If functions were allowed side-effects, it becomes impossible to reason about their results. This is a major source of pain in imperative programming sty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al Data Types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uple</text:span></text:p>
              </text:list-item>
              <text:list-item>
                <text:p><text:span text:style-name="T1">List</text:span></text:p>
              </text:list-item>
              <text:list-item>
                <text:p><text:span text:style-name="T1">Discriminated Unions</text:span></text:p>
              </text:list-item>
              <text:list-item>
                <text:p><text:span text:style-name="T1">Record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uple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p><text:span text:style-name="T1">Ordered, heterogeneous collection of </text:span><text:span text:style-name="T10">immutable </text:span><text:span text:style-name="T1">data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Tuples are an integral part in many functional languages and are therefore convenient to use (pattern matching, currying, ...).</text:span></text:p>
            <text:list text:style-name="L2">
              <text:list-header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2" draw:text-style-name="P8" draw:layer="layout" svg:width="7.82cm" svg:height="0.646cm" svg:x="4.513cm" svg:y="6.332cm">
          <draw:text-box>
            <text:p text:style-name="P7"><text:span text:style-name="T11">let</text:span><text:span text:style-name="T12"> person : </text:span><text:span text:style-name="T13">string</text:span><text:span text:style-name="T12"> * </text:span><text:span text:style-name="T13">int</text:span><text:span text:style-name="T12"> </text:span><text:span text:style-name="T14">=</text:span><text:span text:style-name="T12"> (</text:span><text:span text:style-name="T15">"John"</text:span><text:span text:style-name="T12">, 45)</text:span></text:p>
          </draw:text-box>
        </draw:frame>
        <draw:frame draw:style-name="gr2" draw:text-style-name="P8" draw:layer="layout" svg:width="20.886cm" svg:height="0.646cm" svg:x="4.188cm" svg:y="7.218cm">
          <draw:text-box>
            <text:p text:style-name="P7"><text:span text:style-name="T11">let</text:span><text:span text:style-name="T12"> children : </text:span><text:span text:style-name="T13">string</text:span><text:span text:style-name="T12"> * </text:span><text:span text:style-name="T13">int</text:span><text:span text:style-name="T12"> * ((</text:span><text:span text:style-name="T13">string</text:span><text:span text:style-name="T12"> * </text:span><text:span text:style-name="T13">int</text:span><text:span text:style-name="T12">) * (</text:span><text:span text:style-name="T13">string</text:span><text:span text:style-name="T12"> * </text:span><text:span text:style-name="T13">int</text:span><text:span text:style-name="T12">)) </text:span><text:span text:style-name="T14">=</text:span><text:span text:style-name="T12"> (</text:span><text:span text:style-name="T15">"Father"</text:span><text:span text:style-name="T12">, 42, ((</text:span><text:span text:style-name="T15">"Daugther"</text:span><text:span text:style-name="T12">, 12), (</text:span><text:span text:style-name="T15">"Son"</text:span><text:span text:style-name="T12">, 9)))</text:span></text:p>
          </draw:text-box>
        </draw:frame>
        <draw:custom-shape draw:style-name="gr3" draw:text-style-name="P11" draw:layer="layout" svg:width="23.891cm" svg:height="5.439cm" svg:x="1.535cm" svg:y="8.531cm">
          <text:p><text:span text:style-name="T1">Common Operations:</text:span></text:p>
          <text:list text:style-name="L1">
            <text:list-item>
              <text:p text:style-name="P9"><text:span text:style-name="T16">Extract 1</text:span><text:span text:style-name="T17">st</text:span><text:span text:style-name="T16"> element:</text:span></text:p>
            </text:list-item>
            <text:list-item>
              <text:p text:style-name="P10"><text:span text:style-name="T16">Extract 2</text:span><text:span text:style-name="T17">nd</text:span><text:span text:style-name="T16"> element:</text:span></text:p>
            </text:list-item>
            <text:list-item>
              <text:p text:style-name="P10"><text:span text:style-name="T16">Generally: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4.142cm" svg:height="0.646cm" svg:x="7.112cm" svg:y="10.922cm">
          <draw:text-box>
            <text:p text:style-name="P7"><text:span text:style-name="T11">let</text:span><text:span text:style-name="T12"> age </text:span><text:span text:style-name="T14">=</text:span><text:span text:style-name="T12"> </text:span><text:span text:style-name="T14">snd</text:span><text:span text:style-name="T12"> person</text:span></text:p>
          </draw:text-box>
        </draw:frame>
        <draw:frame draw:style-name="gr4" draw:text-style-name="P12" draw:layer="layout" svg:width="5.963cm" svg:height="0.646cm" svg:x="7.112cm" svg:y="12.054cm">
          <draw:text-box>
            <text:p text:style-name="P7"><text:span text:style-name="T11">let</text:span><text:span text:style-name="T12"> first_name, age </text:span><text:span text:style-name="T14">=</text:span><text:span text:style-name="T12"> person</text:span></text:p>
          </draw:text-box>
        </draw:frame>
        <draw:frame draw:style-name="gr4" draw:text-style-name="P12" draw:layer="layout" svg:width="5.416cm" svg:height="0.646cm" svg:x="7.112cm" svg:y="9.768cm">
          <draw:text-box>
            <text:p text:style-name="P7"><text:span text:style-name="T11">let</text:span><text:span text:style-name="T12"> first_name </text:span><text:span text:style-name="T14">=</text:span><text:span text:style-name="T12"> </text:span><text:span text:style-name="T14">fst</text:span><text:span text:style-name="T12"> pers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p><text:span text:style-name="T1">Ordered, homogenous collection of </text:span><text:span text:style-name="T10">immutable</text:span><text:span text:style-name="T1"> data</text:span></text:p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</text:list-header>
              <text:list-item>
                <text:p><text:span text:style-name="T1">F# lists are modeled as singly-linked lists: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5" draw:text-style-name="P8" draw:layer="layout" svg:width="10.876cm" svg:height="2.222cm" svg:x="6.65cm" svg:y="6.16cm">
          <draw:text-box>
            <text:p text:style-name="P7"><text:span text:style-name="T18">let</text:span><text:span text:style-name="T19"> some_numbers </text:span><text:span text:style-name="T20">=</text:span><text:span text:style-name="T19"> [1; 2; 3; 4]</text:span></text:p>
            <text:p text:style-name="P7"><text:span text:style-name="T19"/></text:p>
            <text:p text:style-name="P7"><text:span text:style-name="T18">let</text:span><text:span text:style-name="T19"> some_strings </text:span><text:span text:style-name="T20">=</text:span><text:span text:style-name="T19"> [</text:span><text:span text:style-name="T21">"C#"</text:span><text:span text:style-name="T19">; </text:span><text:span text:style-name="T21">"F#"</text:span><text:span text:style-name="T19">; </text:span><text:span text:style-name="T21">"VB"</text:span><text:span text:style-name="T19">; </text:span><text:span text:style-name="T21">"Rust"</text:span><text:span text:style-name="T19">; </text:span><text:span text:style-name="T21">"C"</text:span><text:span text:style-name="T19">; </text:span><text:span text:style-name="T21">"C++"</text:span><text:span text:style-name="T19">]</text:span></text:p>
            <text:p text:style-name="P7"><text:span text:style-name="T19"/></text:p>
            <text:p text:style-name="P7"><text:span text:style-name="T18">let</text:span><text:span text:style-name="T19"> list_of_lists </text:span><text:span text:style-name="T20">=</text:span><text:span text:style-name="T19"> [[1; 2]; [3; 4; 5]]</text:span></text:p>
          </draw:text-box>
        </draw:frame>
        <draw:g>
          <draw:custom-shape draw:style-name="gr6" draw:text-style-name="P14" draw:layer="layout" svg:width="3.048cm" svg:height="1.016cm" svg:x="6.35cm" svg:y="11.938cm">
            <text:p text:style-name="P13">1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3.048cm" svg:height="1.016cm" svg:x="6.35cm" svg:y="12.9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4" draw:layer="layout" svg:width="3.048cm" svg:height="1.016cm" svg:x="9.906cm" svg:y="11.938cm">
            <text:p text:style-name="P13">2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3.048cm" svg:height="1.016cm" svg:x="9.906cm" svg:y="12.9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4" draw:layer="layout" svg:width="3.048cm" svg:height="1.016cm" svg:x="13.462cm" svg:y="11.938cm">
            <text:p text:style-name="P13">3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3.048cm" svg:height="1.016cm" svg:x="13.462cm" svg:y="12.9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4" draw:layer="layout" svg:width="3.048cm" svg:height="1.016cm" svg:x="17.018cm" svg:y="11.938cm">
            <text:p text:style-name="P13">4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3.048cm" svg:height="1.016cm" svg:x="17.018cm" svg:y="12.954cm">
            <text:p/>
            <draw:enhanced-geometry svg:viewBox="0 0 21600 21600" draw:type="rectangle" draw:enhanced-path="M 0 0 L 21600 0 21600 21600 0 21600 0 0 Z N"/>
          </draw:custom-shape>
        </draw:g>
        <draw:line draw:style-name="gr8" draw:text-style-name="P13" draw:layer="layout" svg:x1="7.874cm" svg:y1="13.462cm" svg:x2="10.668cm" svg:y2="12.446cm">
          <text:p/>
        </draw:line>
        <draw:line draw:style-name="gr8" draw:text-style-name="P13" draw:layer="layout" svg:x1="11.43cm" svg:y1="13.462cm" svg:x2="14.224cm" svg:y2="12.446cm">
          <text:p/>
        </draw:line>
        <draw:line draw:style-name="gr8" draw:text-style-name="P13" draw:layer="layout" svg:x1="15.24cm" svg:y1="13.462cm" svg:x2="18.034cm" svg:y2="12.446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p><text:span text:style-name="T1">Generate elements of a list</text:span></text:p>
            <text:list text:style-name="L2">
              <text:list-item>
                <text:p><text:span text:style-name="T1">Generator form:</text:span></text:p>
                <text:list>
                  <text:list-header>
                    <text:p><text:span text:style-name="T1"/></text:p>
                    <text:p><text:span text:style-name="T1"/></text:p>
                    <text:p><text:span text:style-name="T1"/></text:p>
                  </text:list-header>
                </text:list>
              </text:list-item>
              <text:list-item>
                <text:p><text:span text:style-name="T1">Range form:</text:span></text:p>
              </text:list-item>
            </text:list>
          </draw:text-box>
        </draw:frame>
        <draw:frame draw:style-name="gr2" draw:text-style-name="P8" draw:layer="layout" svg:width="7.6cm" svg:height="0.646cm" svg:x="8.812cm" svg:y="6.112cm">
          <draw:text-box>
            <text:p text:style-name="P7"><text:span text:style-name="T12">[ </text:span><text:span text:style-name="T11">for</text:span><text:span text:style-name="T12"> a </text:span><text:span text:style-name="T11">in</text:span><text:span text:style-name="T12"> 1 </text:span><text:span text:style-name="T14">..</text:span><text:span text:style-name="T12"> 10 </text:span><text:span text:style-name="T11">do</text:span><text:span text:style-name="T12"> </text:span><text:span text:style-name="T11">yield</text:span><text:span text:style-name="T12"> (a </text:span><text:span text:style-name="T14">*</text:span><text:span text:style-name="T12"> a) ]</text:span></text:p>
          </draw:text-box>
        </draw:frame>
        <draw:frame draw:style-name="gr2" draw:text-style-name="P15" draw:layer="layout" svg:width="11.06cm" svg:height="0.646cm" svg:x="9.398cm" svg:y="7.112cm">
          <draw:text-box>
            <text:p text:style-name="P7"><text:span text:style-name="T12">val it : int list = [1; 4; 9; 16; 25; 36; 49; 64; 81; 100]</text:span></text:p>
          </draw:text-box>
        </draw:frame>
        <draw:frame draw:style-name="gr2" draw:text-style-name="P15" draw:layer="layout" svg:width="3.05cm" svg:height="0.646cm" svg:x="8.966cm" svg:y="10.552cm">
          <draw:text-box>
            <text:p text:style-name="P7"><text:span text:style-name="T12">[1 .. 2 .. 10]</text:span></text:p>
          </draw:text-box>
        </draw:frame>
        <draw:frame draw:style-name="gr2" draw:text-style-name="P15" draw:layer="layout" svg:width="6.873cm" svg:height="0.646cm" svg:x="9.483cm" svg:y="11.484cm">
          <draw:text-box>
            <text:p text:style-name="P7"><text:span text:style-name="T12">val it : int list = [1; 3; 5; 7; 9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</text:p>
          </draw:text-box>
        </draw:frame>
        <draw:frame presentation:style-name="pr6" draw:text-style-name="P16" draw:layer="layout" svg:width="25.199cm" svg:height="14.39cm" svg:x="1.4cm" svg:y="4.914cm" presentation:class="outline" presentation:user-transformed="true">
          <draw:text-box>
            <text:p><text:span text:style-name="T7">Common Operations</text:span></text:p>
            <text:list text:style-name="L2">
              <text:list-item>
                <text:p><text:span text:style-name="T22">List.Head returns the 1</text:span><text:span text:style-name="T23">st</text:span><text:span text:style-name="T22"> element</text:span></text:p>
              </text:list-item>
              <text:list-item>
                <text:p><text:span text:style-name="T22">List.Tail returns all but the 1</text:span><text:span text:style-name="T23">st</text:span><text:span text:style-name="T22"> element</text:span></text:p>
              </text:list-item>
              <text:list-item>
                <text:p><text:span text:style-name="T22">But generally:</text:span></text:p>
              </text:list-item>
            </text:list>
            <text:p><text:span text:style-name="T22"/></text:p>
            <text:p><text:span text:style-name="T24">Cons Operator: </text:span><text:span text:style-name="T22">(::) : 'T → 'T list → 'T list, prepends an item to an existing list</text:span></text:p>
            <text:p><text:span text:style-name="T22"/></text:p>
            <text:p><text:span text:style-name="T22"/></text:p>
            <text:p><text:span text:style-name="T22"/></text:p>
            <text:p><text:span text:style-name="T24">Append Operator: </text:span><text:span text:style-name="T22">(@) : 'T list → 'T list → 'T list, prepends the 1</text:span><text:span text:style-name="T23">st</text:span><text:span text:style-name="T22"> list to the 2</text:span><text:span text:style-name="T23">nd</text:span></text:p>
            <text:p><text:span text:style-name="T23"/></text:p>
            <text:p><text:span text:style-name="T23"/></text:p>
            <text:p><text:span text:style-name="T23"/></text:p>
            <text:p><text:span text:style-name="T23">Note that a copy of the entire 1st list is made as its last element is modified to point to the 1st element of the 2nd list!</text:span></text:p>
          </draw:text-box>
        </draw:frame>
        <draw:frame draw:style-name="gr9" draw:text-style-name="P17" draw:layer="layout" svg:width="5.962cm" svg:height="0.645cm" svg:x="5.722cm" svg:y="8.245cm">
          <draw:text-box>
            <text:p text:style-name="P7"><text:span text:style-name="T11">let</text:span><text:span text:style-name="T12"> head</text:span><text:span text:style-name="T14">::</text:span><text:span text:style-name="T12">tail </text:span><text:span text:style-name="T14">=</text:span><text:span text:style-name="T12"> list_of_lists</text:span></text:p>
          </draw:text-box>
        </draw:frame>
        <draw:frame draw:style-name="gr2" draw:text-style-name="P8" draw:layer="layout" svg:width="3.596cm" svg:height="0.646cm" svg:x="7.366cm" svg:y="11.43cm">
          <draw:text-box>
            <text:p text:style-name="P7"><text:span text:style-name="T12">1 </text:span><text:span text:style-name="T14">::</text:span><text:span text:style-name="T12"> 2 </text:span><text:span text:style-name="T14">::</text:span><text:span text:style-name="T12"> 3 </text:span><text:span text:style-name="T14">::</text:span><text:span text:style-name="T12"> []</text:span></text:p>
          </draw:text-box>
        </draw:frame>
        <draw:frame draw:style-name="gr2" draw:text-style-name="P15" draw:layer="layout" svg:width="5.781cm" svg:height="0.646cm" svg:x="8.89cm" svg:y="12.446cm">
          <draw:text-box>
            <text:p text:style-name="P7"><text:span text:style-name="T12">val it : int list = [1; 2; 3]</text:span></text:p>
          </draw:text-box>
        </draw:frame>
        <draw:frame draw:style-name="gr10" draw:text-style-name="P8" draw:layer="layout" svg:width="6.144cm" svg:height="1.434cm" svg:x="8.89cm" svg:y="15.584cm">
          <draw:text-box>
            <text:p text:style-name="P7"><text:span text:style-name="T18">let</text:span><text:span text:style-name="T19"> first <text:s text:c="5"/></text:span><text:span text:style-name="T20">=</text:span><text:span text:style-name="T19"> [1; 2; 3;]</text:span></text:p>
            <text:p text:style-name="P7"><text:span text:style-name="T18">let</text:span><text:span text:style-name="T19"> second <text:s text:c="4"/></text:span><text:span text:style-name="T20">=</text:span><text:span text:style-name="T19"> [4; 5; 6;]</text:span></text:p>
            <text:p text:style-name="P7"><text:span text:style-name="T18">let</text:span><text:span text:style-name="T19"> combined1 <text:s/></text:span><text:span text:style-name="T20">=</text:span><text:span text:style-name="T19"> first </text:span><text:span text:style-name="T20">@</text:span><text:span text:style-name="T19"> second</text:span></text:p>
          </draw:text-box>
        </draw:frame>
        <draw:frame draw:style-name="gr2" draw:text-style-name="P15" draw:layer="layout" svg:width="8.694cm" svg:height="0.646cm" svg:x="10.356cm" svg:y="17.272cm">
          <draw:text-box>
            <text:p text:style-name="P7"><text:span text:style-name="T12">val combined1 : int list = [1; 2; 3; 4; 5; 6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.Map</text:p>
          </draw:text-box>
        </draw:frame>
        <draw:frame presentation:style-name="pr7" draw:text-style-name="P6" draw:layer="layout" svg:width="25.199cm" svg:height="13.374cm" svg:x="1.4cm" svg:y="4.914cm" presentation:class="outline" presentation:user-transformed="true">
          <draw:text-box>
            <text:p><text:span text:style-name="T7">F# (same in OCaml): List.map : ('a → 'b) → 'a list → 'b list</text:span></text:p>
            <text:p><text:span text:style-name="T7"><text:s text:c="20"/></text:span><text:span text:style-name="T7">Haskell: list.map :: (a → b) → [a] → [b]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INQ Select:</text:span></text:p>
            <text:p text:style-name="P13"><text:span text:style-name="T5">IEnumerable&lt;TResult&gt; </text:span><text:span text:style-name="T4">Select</text:span><text:span text:style-name="T5">&lt;TSource, TResult&gt;(this IEnumerable&lt;TSource&gt; source, Func&lt;TSource, TResult&gt; selector)</text:span></text:p>
            <text:p text:style-name="P13"><text:span text:style-name="T7"/></text:p>
            <text:p><text:span text:style-name="T5">Note: More generally, we can write this as</text:span></text:p>
            <text:p><text:span text:style-name="T5">List.map : ('a → 'b) → f 'a → f 'b</text:span></text:p>
            <text:p><text:span text:style-name="T5">Later, we will recognize this as what is called a Functor.</text:span></text:p>
          </draw:text-box>
        </draw:frame>
        <draw:frame draw:style-name="gr11" draw:text-style-name="P18" draw:layer="layout" svg:width="6.936cm" svg:height="2.286cm" svg:x="2.54cm" svg:y="7.62cm">
          <draw:text-box>
            <text:p text:style-name="P7"><text:span text:style-name="T25">let</text:span><text:span text:style-name="T26"> lst </text:span><text:span text:style-name="T27">=</text:span><text:span text:style-name="T26"> [1; 2; 3;]</text:span></text:p>
            <text:p text:style-name="P7"><text:span text:style-name="T25">let</text:span><text:span text:style-name="T26"> </text:span><text:span text:style-name="T27">inc</text:span><text:span text:style-name="T26"> x </text:span><text:span text:style-name="T27">=</text:span><text:span text:style-name="T26"> x </text:span><text:span text:style-name="T27">+</text:span><text:span text:style-name="T26"> 1</text:span></text:p>
            <text:p text:style-name="P7"><text:span text:style-name="T28">List</text:span><text:span text:style-name="T26">.</text:span><text:span text:style-name="T27">map</text:span><text:span text:style-name="T26"> </text:span><text:span text:style-name="T27">inc</text:span><text:span text:style-name="T26"> lst</text:span></text:p>
          </draw:text-box>
        </draw:frame>
        <draw:frame draw:style-name="gr12" draw:text-style-name="P19" draw:layer="layout" svg:width="8.695cm" svg:height="0.831cm" svg:x="13.339cm" svg:y="8.266cm">
          <draw:text-box>
            <text:p text:style-name="P7"><text:span text:style-name="T29">val it : int list = [2; 3; 4]</text:span></text:p>
          </draw:text-box>
        </draw:frame>
        <draw:frame draw:style-name="gr13" draw:text-style-name="P20" draw:layer="layout" svg:width="12.393cm" svg:height="0.963cm" svg:x="6.488cm" svg:y="10.929cm">
          <draw:text-box>
            <text:p><text:span text:style-name="T30">map f [x1, x2, ..., xn] == [f x1, f x2, ..., f xn]</text:span></text:p>
          </draw:text-box>
        </draw:frame>
        <draw:custom-shape draw:style-name="gr14" draw:text-style-name="P21" draw:layer="layout" svg:width="1.931cm" svg:height="0.741cm" svg:x="10.504cm" svg:y="8.308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.Filter</text:p>
          </draw:text-box>
        </draw:frame>
        <draw:frame presentation:style-name="pr7" draw:text-style-name="P2" draw:layer="layout" svg:width="25.199cm" svg:height="13.374cm" svg:x="1.4cm" svg:y="4.914cm" presentation:class="outline" presentation:user-transformed="true">
          <draw:text-box>
            <text:p><text:span text:style-name="T1">List.filter : ('a → bool) → 'a list → 'a list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The same as</text:span></text:p>
            <text:p><text:span text:style-name="T1"/></text:p>
            <text:p><text:span text:style-name="T1">In Haskell, </text:span></text:p>
            <text:p><text:span text:style-name="T1"/></text:p>
            <text:p><text:span text:style-name="T7">LINQ Where:</text:span></text:p>
            <text:p text:style-name="P13"><text:span text:style-name="T5">IEnumerable&lt;TSource&gt; </text:span><text:span text:style-name="T4">Where</text:span><text:span text:style-name="T5">&lt;TSource&gt;(this IEnumerable&lt;TSource&gt; source, Predicate&lt;TSource&gt; predicate)</text:span></text:p>
            <text:p text:style-name="P13"><text:span text:style-name="T7"/></text:p>
          </draw:text-box>
        </draw:frame>
        <draw:frame draw:style-name="gr15" draw:text-style-name="P18" draw:layer="layout" svg:width="7.055cm" svg:height="2.571cm" svg:x="2.918cm" svg:y="6.412cm">
          <draw:text-box>
            <text:p text:style-name="P7"><text:span text:style-name="T25">let</text:span><text:span text:style-name="T26"> lst </text:span><text:span text:style-name="T27">=</text:span><text:span text:style-name="T26"> [ 1; 2; 3; 4; 5; 6; 7; 8 ]</text:span></text:p>
            <text:p text:style-name="P7"><text:span text:style-name="T25">let</text:span><text:span text:style-name="T26"> </text:span><text:span text:style-name="T27">even</text:span><text:span text:style-name="T26"> x </text:span><text:span text:style-name="T27">=</text:span><text:span text:style-name="T26"> x</text:span><text:span text:style-name="T27">%</text:span><text:span text:style-name="T26">2</text:span><text:span text:style-name="T27">=</text:span><text:span text:style-name="T26">0</text:span></text:p>
            <text:p text:style-name="P7"><text:span text:style-name="T28">List</text:span><text:span text:style-name="T26">.</text:span><text:span text:style-name="T27">filter</text:span><text:span text:style-name="T26"> </text:span><text:span text:style-name="T27">even</text:span><text:span text:style-name="T26"> lst</text:span></text:p>
          </draw:text-box>
        </draw:frame>
        <draw:frame draw:style-name="gr16" draw:text-style-name="P19" draw:layer="layout" svg:width="9.906cm" svg:height="0.899cm" svg:x="13.462cm" svg:y="7.25cm">
          <draw:text-box>
            <text:p text:style-name="P7"><text:span text:style-name="T29">val it : int list = [2; 4; 6; 8]</text:span></text:p>
          </draw:text-box>
        </draw:frame>
        <draw:frame draw:style-name="gr17" draw:text-style-name="P22" draw:layer="layout" svg:width="16.51cm" svg:height="1.411cm" svg:x="5.334cm" svg:y="10.892cm">
          <draw:text-box>
            <text:p text:style-name="P7"><text:span text:style-name="T31">let</text:span><text:span text:style-name="T29"> lst_even </text:span><text:span text:style-name="T32">=</text:span><text:span text:style-name="T29"> [ </text:span><text:span text:style-name="T31">for</text:span><text:span text:style-name="T29"> a </text:span><text:span text:style-name="T31">in</text:span><text:span text:style-name="T29"> lst </text:span><text:span text:style-name="T31">do</text:span><text:span text:style-name="T29"> </text:span><text:span text:style-name="T31">if</text:span><text:span text:style-name="T29"> a </text:span><text:span text:style-name="T32">%</text:span><text:span text:style-name="T29"> 2 </text:span><text:span text:style-name="T32">=</text:span><text:span text:style-name="T29"> 0 </text:span><text:span text:style-name="T31">then</text:span><text:span text:style-name="T29"> </text:span><text:span text:style-name="T31">yield</text:span><text:span text:style-name="T29"> a]</text:span></text:p>
          </draw:text-box>
        </draw:frame>
        <draw:frame draw:style-name="gr13" draw:text-style-name="P23" draw:layer="layout" svg:width="8.249cm" svg:height="0.963cm" svg:x="4.88cm" svg:y="13.234cm">
          <draw:text-box>
            <text:p>filter p xs = [ x | x &lt;- xs, p x]</text:p>
          </draw:text-box>
        </draw:frame>
        <draw:custom-shape draw:style-name="gr14" draw:text-style-name="P21" draw:layer="layout" svg:width="1.931cm" svg:height="0.741cm" svg:x="10.795cm" svg:y="7.329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.Fold</text:p>
          </draw:text-box>
        </draw:frame>
        <draw:frame presentation:style-name="pr7" draw:text-style-name="P2" draw:layer="layout" svg:width="25.199cm" svg:height="13.374cm" svg:x="1.4cm" svg:y="4.914cm" presentation:class="outline" presentation:user-transformed="true">
          <draw:text-box>
            <text:p><text:span text:style-name="T1">List.fold : ('a → 'b → 'a) → 'a → 'b list → 'a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Every time you want to reduce a list of items to one item, think fold!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8" draw:text-style-name="P18" draw:layer="layout" svg:width="14.828cm" svg:height="1.411cm" svg:x="6cm" svg:y="6.366cm">
          <draw:text-box>
            <text:p text:style-name="P7"><text:span text:style-name="T33">List</text:span><text:span text:style-name="T29">.</text:span><text:span text:style-name="T32">fold</text:span><text:span text:style-name="T29"> (</text:span><text:span text:style-name="T31">fun</text:span><text:span text:style-name="T29"> a b </text:span><text:span text:style-name="T31">-&gt;</text:span><text:span text:style-name="T29"> a </text:span><text:span text:style-name="T32">+</text:span><text:span text:style-name="T29"> b) 0 [0; 1; 2; 3; 4; 5; 6]</text:span></text:p>
          </draw:text-box>
        </draw:frame>
        <draw:frame draw:style-name="gr17" draw:text-style-name="P19" draw:layer="layout" svg:width="5.447cm" svg:height="1.411cm" svg:x="12.587cm" svg:y="8.136cm">
          <draw:text-box>
            <text:p text:style-name="P7"><text:span text:style-name="T29">val it : int = 21</text:span></text:p>
          </draw:text-box>
        </draw:frame>
        <draw:g>
          <draw:frame draw:style-name="standard" draw:layer="layout" svg:width="14.098cm" svg:height="5.199cm" svg:x="1.904cm" svg:y="10.798cm">
            <table:table table:template-name="default" table:use-first-row-styles="true" table:use-banding-rows-styles="true">
              <table:table-column table:style-name="co5"/>
              <table:table-column table:style-name="co6"/>
              <table:table-column table:style-name="co7"/>
              <table:table-column table:style-name="co7"/>
              <table:table-column table:style-name="co7"/>
              <table:table-column table:style-name="co7"/>
              <table:table-column table:style-name="co7"/>
              <table:table-column table:style-name="co8"/>
              <table:table-row table:style-name="ro3" table:default-cell-style-name="ce3">
                <table:table-cell>
                  <text:p><text:span text:style-name="T34">Accumulator</text:span></text:p>
                </table:table-cell>
                <table:table-cell/>
                <table:table-cell>
                  <text:p><text:span text:style-name="T34">1</text:span></text:p>
                </table:table-cell>
                <table:table-cell>
                  <text:p><text:span text:style-name="T34">2</text:span></text:p>
                </table:table-cell>
                <table:table-cell>
                  <text:p><text:span text:style-name="T34">3</text:span></text:p>
                </table:table-cell>
                <table:table-cell>
                  <text:p><text:span text:style-name="T34">4</text:span></text:p>
                </table:table-cell>
                <table:table-cell>
                  <text:p><text:span text:style-name="T34">5</text:span></text:p>
                </table:table-cell>
                <table:table-cell>
                  <text:p><text:span text:style-name="T34">6</text:span></text:p>
                </table:table-cell>
              </table:table-row>
              <table:table-row table:style-name="ro3" table:default-cell-style-name="ce4">
                <table:table-cell>
                  <text:p><text:span text:style-name="T34">0</text:span></text:p>
                </table:table-cell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3" table:default-cell-style-name="ce4">
                <table:table-cell>
                  <text:p><text:span text:style-name="T34">1</text:span></text:p>
                </table:table-cell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3" table:default-cell-style-name="ce4">
                <table:table-cell>
                  <text:p><text:span text:style-name="T34">3</text:span></text:p>
                </table:table-cell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3" table:default-cell-style-name="ce4">
                <table:table-cell>
                  <text:p><text:span text:style-name="T34">6</text:span></text:p>
                </table:table-cell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3" table:default-cell-style-name="ce4">
                <table:table-cell>
                  <text:p><text:span text:style-name="T34">10</text:span></text:p>
                </table:table-cell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3" table:default-cell-style-name="ce4">
                <table:table-cell>
                  <text:p><text:span text:style-name="T34">15</text:span></text:p>
                </table:table-cell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3" table:default-cell-style-name="ce4">
                <table:table-cell>
                  <text:p><text:span text:style-name="T34">21</text:span></text:p>
                </table:table-cell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line draw:style-name="gr19" draw:text-style-name="P24" draw:layer="layout" svg:x1="2.728cm" svg:y1="11.789cm" svg:x2="6.302cm" svg:y2="11.786cm">
            <text:p/>
          </draw:line>
          <draw:line draw:style-name="gr19" draw:text-style-name="P24" draw:layer="layout" svg:x1="2.732cm" svg:y1="12.447cm" svg:x2="8.144cm" svg:y2="12.452cm">
            <text:p/>
          </draw:line>
          <draw:line draw:style-name="gr19" draw:text-style-name="P24" draw:layer="layout" svg:x1="2.717cm" svg:y1="13.051cm" svg:x2="9.795cm" svg:y2="13.056cm">
            <text:p/>
          </draw:line>
          <draw:line draw:style-name="gr19" draw:text-style-name="P24" draw:layer="layout" svg:x1="2.726cm" svg:y1="13.718cm" svg:x2="11.626cm" svg:y2="13.722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.Fold</text:p>
          </draw:text-box>
        </draw:frame>
        <draw:frame presentation:style-name="pr7" draw:text-style-name="P2" draw:layer="layout" svg:width="25.199cm" svg:height="3.976cm" svg:x="1.4cm" svg:y="4.914cm" presentation:class="outline" presentation:user-transformed="true">
          <draw:text-box>
            <text:p><text:span text:style-name="T1">List.fold : ('a → 'b → 'a) → 'a → 'b list → 'a</text:span></text:p>
            <text:p><text:span text:style-name="T1">The fold operation reflects the current state in the iteration using the accumulator. We will later see that this is a very common pattern to simulate state by passing the state that changes as a function argument recursively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draw:frame presentation:style-name="pr7" draw:text-style-name="P2" draw:layer="layout" svg:width="25.146cm" svg:height="4.318cm" svg:x="1.524cm" svg:y="9.398cm" presentation:class="outline" presentation:user-transformed="true">
          <draw:text-box>
            <text:p><text:span text:style-name="T7">Imperative Implementation</text:span></text:p>
          </draw:text-box>
        </draw:frame>
        <draw:frame presentation:style-name="pr8" draw:text-style-name="P26" draw:layer="layout" svg:width="25.146cm" svg:height="4.826cm" svg:x="1.524cm" svg:y="14.224cm" presentation:class="outline" presentation:user-transformed="true">
          <draw:text-box>
            <text:p text:style-name="P25"><text:span text:style-name="T7">Functional Implementation</text:span></text:p>
          </draw:text-box>
        </draw:frame>
        <draw:frame draw:style-name="gr20" draw:text-style-name="P8" draw:layer="layout" svg:width="17.064cm" svg:height="3.404cm" svg:x="5.842cm" svg:y="10.204cm">
          <draw:text-box>
            <text:p text:style-name="P7"><text:span text:style-name="T18">public</text:span><text:span text:style-name="T19"> </text:span><text:span text:style-name="T18">static</text:span><text:span text:style-name="T19"> </text:span><text:span text:style-name="T35">T</text:span><text:span text:style-name="T19"> Imperative&lt;</text:span><text:span text:style-name="T35">T</text:span><text:span text:style-name="T19">&gt;(</text:span><text:span text:style-name="T18">this</text:span><text:span text:style-name="T19"> </text:span><text:span text:style-name="T35">IEnumerable</text:span><text:span text:style-name="T19">&lt;</text:span><text:span text:style-name="T35">T</text:span><text:span text:style-name="T19">&gt; items, </text:span><text:span text:style-name="T35">T</text:span><text:span text:style-name="T19"> accumulator, </text:span><text:span text:style-name="T35">Func</text:span><text:span text:style-name="T19">&lt;</text:span><text:span text:style-name="T35">T</text:span><text:span text:style-name="T19">, </text:span><text:span text:style-name="T35">T</text:span><text:span text:style-name="T19">, </text:span><text:span text:style-name="T35">T</text:span><text:span text:style-name="T19">&gt; func)</text:span></text:p>
            <text:p text:style-name="P7"><text:span text:style-name="T19">{</text:span></text:p>
            <text:p text:style-name="P7"><text:span text:style-name="T19"><text:s text:c="4"/></text:span><text:span text:style-name="T18">foreach</text:span><text:span text:style-name="T19"> (</text:span><text:span text:style-name="T18">var</text:span><text:span text:style-name="T19"> item </text:span><text:span text:style-name="T18">in</text:span><text:span text:style-name="T19"> items)</text:span></text:p>
            <text:p text:style-name="P7"><text:span text:style-name="T19"><text:s text:c="4"/></text:span><text:span text:style-name="T19">{</text:span></text:p>
            <text:p text:style-name="P7"><text:span text:style-name="T19"><text:s text:c="8"/></text:span><text:span text:style-name="T19">accumulator = func(accumulator, item);</text:span></text:p>
            <text:p text:style-name="P7"><text:span text:style-name="T19"><text:s text:c="4"/></text:span><text:span text:style-name="T19">}</text:span></text:p>
            <text:p text:style-name="P7"><text:span text:style-name="T19"><text:s text:c="4"/></text:span><text:span text:style-name="T18">return</text:span><text:span text:style-name="T19"> accumulator;</text:span></text:p>
            <text:p text:style-name="P7"><text:span text:style-name="T19">}</text:span></text:p>
          </draw:text-box>
        </draw:frame>
        <draw:frame draw:style-name="gr21" draw:text-style-name="P8" draw:layer="layout" svg:width="23.866cm" svg:height="2.013cm" svg:x="2.434cm" svg:y="15.738cm">
          <draw:text-box>
            <text:p text:style-name="P7"><text:span text:style-name="T18">public</text:span><text:span text:style-name="T19"> </text:span><text:span text:style-name="T18">static</text:span><text:span text:style-name="T19"> </text:span><text:span text:style-name="T35">T</text:span><text:span text:style-name="T19"> Functional&lt;</text:span><text:span text:style-name="T35">T</text:span><text:span text:style-name="T19">&gt;(</text:span><text:span text:style-name="T18">this</text:span><text:span text:style-name="T19"> </text:span><text:span text:style-name="T35">IEnumerable</text:span><text:span text:style-name="T19">&lt;</text:span><text:span text:style-name="T35">T</text:span><text:span text:style-name="T19">&gt; items, </text:span><text:span text:style-name="T35">T</text:span><text:span text:style-name="T19"> accumulator, </text:span><text:span text:style-name="T35">Func</text:span><text:span text:style-name="T19">&lt;</text:span><text:span text:style-name="T35">T</text:span><text:span text:style-name="T19">, </text:span><text:span text:style-name="T35">T</text:span><text:span text:style-name="T19">, </text:span><text:span text:style-name="T35">T</text:span><text:span text:style-name="T19">&gt; func)</text:span></text:p>
            <text:p text:style-name="P7"><text:span text:style-name="T19">{</text:span></text:p>
            <text:p text:style-name="P7"><text:span text:style-name="T19"><text:s text:c="4"/></text:span><text:span text:style-name="T18">return</text:span><text:span text:style-name="T19"> items.Any() == </text:span><text:span text:style-name="T18">false</text:span><text:span text:style-name="T19"> ? accumulator : Functional&lt;</text:span><text:span text:style-name="T35">T</text:span><text:span text:style-name="T19">&gt;(items.Skip(1), func(accumulator, items.First()), func);</text:span></text:p>
            <text:p text:style-name="P7"><text:span text:style-name="T1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.Fold</text:p>
          </draw:text-box>
        </draw:frame>
        <draw:frame presentation:style-name="pr7" draw:text-style-name="P2" draw:layer="layout" svg:width="25.199cm" svg:height="13.374cm" svg:x="1.4cm" svg:y="4.914cm" presentation:class="outline" presentation:user-transformed="true">
          <draw:text-box>
            <text:p><text:span text:style-name="T1">Fold or Aggregate is a very common pattern in data parallel implementations used for example on GPUs, as they expose fine-grained data parallelism.</text:span></text:p>
            <text:p><text:span text:style-name="T7">LINQ Aggregate:</text:span></text:p>
            <text:p text:style-name="P13"><text:span text:style-name="T5">TSource </text:span><text:span text:style-name="T4">Aggregate</text:span><text:span text:style-name="T5">&lt;TSource&gt;(this IEnumerable&lt;TSource&gt; source, Func&lt;TSource, TSource, TSource&gt; func)</text:span></text:p>
            <text:p text:style-name="P25"><text:span text:style-name="T7"/></text:p>
            <text:p text:style-name="P25"><text:span text:style-name="T36">Example from LQP</text:span><text:span text:style-name="T7">: Reduce error messages using string concatenation</text:span></text:p>
          </draw:text-box>
        </draw:frame>
        <draw:frame draw:style-name="gr15" draw:text-style-name="P27" draw:layer="layout" svg:width="22.352cm" svg:height="2.571cm" svg:x="2.286cm" svg:y="11.835cm">
          <draw:text-box>
            <text:p text:style-name="P7"><text:span text:style-name="T37">string</text:span><text:span text:style-name="T38"> errorExample = </text:span><text:span text:style-name="T37">string</text:span><text:span text:style-name="T38">.Empty; <text:s text:c="15"/></text:span></text:p>
            <text:p text:style-name="P7"><text:span text:style-name="T39">List</text:span><text:span text:style-name="T38">&lt;</text:span><text:span text:style-name="T37">string</text:span><text:span text:style-name="T38">&gt; errors = ...</text:span></text:p>
            <text:p text:style-name="P7"><text:span text:style-name="T38">errorExample = errors.Aggregate(errorExample, (current, error) =&gt; current + error + </text:span><text:span text:style-name="T40">"</text:span><text:span text:style-name="T41">\r</text:span><text:span text:style-name="T42">\n</text:span><text:span text:style-name="T40">"</text:span><text:span text:style-name="T38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ping or |&gt;</text:p>
          </draw:text-box>
        </draw:frame>
        <draw:frame presentation:style-name="pr7" draw:text-style-name="P6" draw:layer="layout" svg:width="25.199cm" svg:height="13.374cm" svg:x="1.4cm" svg:y="4.914cm" presentation:class="outline" presentation:user-transformed="true">
          <draw:text-box>
            <text:p><text:span text:style-name="T7">The piping operator, |&gt;, allows chaining operations on lists: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<text:line-break/></text:span><text:span text:style-name="T7">In C#:</text:span></text:p>
            <text:p><text:span text:style-name="T7"/></text:p>
            <text:p><text:span text:style-name="T7"/></text:p>
            <text:p><text:span text:style-name="T7"><text:line-break/></text:span><text:span text:style-name="T7">A common pattern in F# is for a function to accept as last element the list to operate on. This enables piping!</text:span></text:p>
          </draw:text-box>
        </draw:frame>
        <draw:frame draw:style-name="gr22" draw:text-style-name="P22" draw:layer="layout" svg:width="11.715cm" svg:height="4.15cm" svg:x="1.858cm" svg:y="6.35cm">
          <draw:text-box>
            <text:p text:style-name="P7"><text:span text:style-name="T25">let</text:span><text:span text:style-name="T26"> lst </text:span><text:span text:style-name="T27">=</text:span><text:span text:style-name="T26"> [1..100]</text:span></text:p>
            <text:p text:style-name="P7"><text:span text:style-name="T25">let</text:span><text:span text:style-name="T26"> </text:span><text:span text:style-name="T27">square</text:span><text:span text:style-name="T26"> x </text:span><text:span text:style-name="T27">=</text:span><text:span text:style-name="T26"> x </text:span><text:span text:style-name="T27">*</text:span><text:span text:style-name="T26"> x</text:span></text:p>
            <text:p text:style-name="P7"><text:span text:style-name="T25">let</text:span><text:span text:style-name="T26"> </text:span><text:span text:style-name="T27">positive</text:span><text:span text:style-name="T26"> x </text:span><text:span text:style-name="T27">=</text:span><text:span text:style-name="T26"> x </text:span><text:span text:style-name="T27">&gt;=</text:span><text:span text:style-name="T26"> 0</text:span></text:p>
            <text:p text:style-name="P7"><text:span text:style-name="T25">let</text:span><text:span text:style-name="T26"> result </text:span><text:span text:style-name="T27">=</text:span><text:span text:style-name="T26"> </text:span><text:span text:style-name="T28">List</text:span><text:span text:style-name="T26">.</text:span><text:span text:style-name="T27">map</text:span><text:span text:style-name="T26"> </text:span><text:span text:style-name="T27">square</text:span><text:span text:style-name="T26"> lst</text:span></text:p>
            <text:p text:style-name="P7"><text:span text:style-name="T26"><text:s text:c="10"/></text:span><text:span text:style-name="T27">|&gt;</text:span><text:span text:style-name="T26"> </text:span><text:span text:style-name="T28">List</text:span><text:span text:style-name="T26">.</text:span><text:span text:style-name="T27">map</text:span><text:span text:style-name="T26"> (</text:span><text:span text:style-name="T25">fun</text:span><text:span text:style-name="T26"> x </text:span><text:span text:style-name="T25">-&gt;</text:span><text:span text:style-name="T26"> x </text:span><text:span text:style-name="T27">-</text:span><text:span text:style-name="T26"> 5000)</text:span></text:p>
            <text:p text:style-name="P7"><text:span text:style-name="T26"><text:s text:c="10"/></text:span><text:span text:style-name="T27">|&gt;</text:span><text:span text:style-name="T26"> </text:span><text:span text:style-name="T28">List</text:span><text:span text:style-name="T26">.</text:span><text:span text:style-name="T27">filter</text:span><text:span text:style-name="T26"> </text:span><text:span text:style-name="T27">positive</text:span></text:p>
          </draw:text-box>
        </draw:frame>
        <draw:frame draw:style-name="gr23" draw:text-style-name="P22" draw:layer="layout" svg:width="14.176cm" svg:height="2.794cm" svg:x="3.604cm" svg:y="11.86cm">
          <draw:text-box>
            <text:p text:style-name="P7"><text:span text:style-name="T25">var</text:span><text:span text:style-name="T26"> lst = </text:span><text:span text:style-name="T43">Enumerable</text:span><text:span text:style-name="T26">.Range(1, 100);</text:span></text:p>
            <text:p text:style-name="P7"><text:span text:style-name="T25">var</text:span><text:span text:style-name="T26"> result = lst.Select(i =&gt; i * i)</text:span></text:p>
            <text:p text:style-name="P7"><text:span text:style-name="T26"><text:s text:c="16"/></text:span><text:span text:style-name="T26">.Select(i =&gt; i - 5000)</text:span></text:p>
            <text:p text:style-name="P7"><text:span text:style-name="T26"><text:s text:c="16"/></text:span><text:span text:style-name="T26">.Where(i =&gt; i &gt;= 0);</text:span></text:p>
          </draw:text-box>
        </draw:frame>
        <draw:frame draw:style-name="gr22" draw:text-style-name="P22" draw:layer="layout" svg:width="11.715cm" svg:height="4.15cm" svg:x="14.32cm" svg:y="6.324cm">
          <draw:text-box>
            <text:p text:style-name="P7"><text:span text:style-name="T44">Syntactic sugar</text:span></text:p>
            <text:p text:style-name="P7"><text:span text:style-name="T44"/></text:p>
            <text:p text:style-name="P7"><text:span text:style-name="T44"/></text:p>
            <text:p text:style-name="P7"><text:span text:style-name="T44"/></text:p>
            <text:p text:style-name="P7"><text:span text:style-name="T44"/></text:p>
            <text:p text:style-name="P7"><text:span text:style-name="T45">Thanks, John :-)</text:span></text:p>
          </draw:text-box>
        </draw:frame>
        <draw:frame draw:style-name="gr24" draw:text-style-name="P8" draw:layer="layout" svg:width="5.441cm" svg:height="0.892cm" svg:x="16.017cm" svg:y="7.971cm">
          <draw:text-box>
            <text:p text:style-name="P7"><text:span text:style-name="T25">let</text:span><text:span text:style-name="T26"> (|&gt;) x f </text:span><text:span text:style-name="T27">=</text:span><text:span text:style-name="T26"> f 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q</text:p>
          </draw:text-box>
        </draw:frame>
        <draw:frame presentation:style-name="pr7" draw:text-style-name="P2" draw:layer="layout" svg:width="25.199cm" svg:height="13.374cm" svg:x="1.4cm" svg:y="4.914cm" presentation:class="outline" presentation:user-transformed="true">
          <draw:text-box>
            <text:p><text:span text:style-name="T1">Both C# and F# are eager languages, hence we cannot easily define infinite lists for example.</text:span></text:p>
            <text:p><text:span text:style-name="T1">Consider an “infinite” list implementation in C#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This works because C# asks for new elements on demand or lazily!</text:span><text:span text:style-name="T1"><text:line-break/></text:span><text:span text:style-name="T46">As a matter of fact, the C# compiler will create a state machine internally to implement this.</text:span><text:span text:style-name="T46"><text:line-break/></text:span><text:span text:style-name="T46">This is how it remembers its state in Next().</text:span></text:p>
          </draw:text-box>
        </draw:frame>
        <draw:frame draw:style-name="gr25" draw:text-style-name="P8" draw:layer="layout" svg:width="8.328cm" svg:height="7.344cm" svg:x="2.34cm" svg:y="8.382cm">
          <draw:text-box>
            <text:p text:style-name="P7"><text:span text:style-name="T19"><text:s text:c="4"/></text:span><text:span text:style-name="T18">public</text:span><text:span text:style-name="T19"> </text:span><text:span text:style-name="T18">class</text:span><text:span text:style-name="T19"> </text:span><text:span text:style-name="T35">InfiniteList</text:span></text:p>
            <text:p text:style-name="P7"><text:span text:style-name="T19"><text:s text:c="4"/></text:span><text:span text:style-name="T19">{</text:span></text:p>
            <text:p text:style-name="P7"><text:span text:style-name="T19"><text:s text:c="8"/></text:span><text:span text:style-name="T18">private</text:span><text:span text:style-name="T19"> </text:span><text:span text:style-name="T18">int</text:span><text:span text:style-name="T19"> _counter;</text:span></text:p>
            <text:p text:style-name="P7"><text:span text:style-name="T19"/></text:p>
            <text:p text:style-name="P7"><text:span text:style-name="T19"><text:s text:c="8"/></text:span><text:span text:style-name="T18">public</text:span><text:span text:style-name="T19"> InfiniteList(</text:span><text:span text:style-name="T18">int</text:span><text:span text:style-name="T19"> startIndex)</text:span></text:p>
            <text:p text:style-name="P7"><text:span text:style-name="T19"><text:s text:c="8"/></text:span><text:span text:style-name="T19">{</text:span></text:p>
            <text:p text:style-name="P7"><text:span text:style-name="T19"><text:s text:c="12"/></text:span><text:span text:style-name="T19">_counter = startIndex;</text:span></text:p>
            <text:p text:style-name="P7"><text:span text:style-name="T19"><text:s text:c="8"/></text:span><text:span text:style-name="T19">}</text:span></text:p>
            <text:p text:style-name="P7"><text:span text:style-name="T19"/></text:p>
            <text:p text:style-name="P7"><text:span text:style-name="T19"><text:s text:c="8"/></text:span><text:span text:style-name="T18">public</text:span><text:span text:style-name="T19"> </text:span><text:span text:style-name="T35">IEnumerable</text:span><text:span text:style-name="T19">&lt;</text:span><text:span text:style-name="T18">int</text:span><text:span text:style-name="T19">&gt; Next()</text:span></text:p>
            <text:p text:style-name="P7"><text:span text:style-name="T19"><text:s text:c="8"/></text:span><text:span text:style-name="T19">{</text:span></text:p>
            <text:p text:style-name="P7"><text:span text:style-name="T19"><text:s text:c="12"/></text:span><text:span text:style-name="T18">while</text:span><text:span text:style-name="T19"> (</text:span><text:span text:style-name="T18">true</text:span><text:span text:style-name="T19">)</text:span></text:p>
            <text:p text:style-name="P7"><text:span text:style-name="T19"><text:s text:c="12"/></text:span><text:span text:style-name="T19">{</text:span></text:p>
            <text:p text:style-name="P7"><text:span text:style-name="T19"><text:s text:c="16"/></text:span><text:span text:style-name="T18">yield</text:span><text:span text:style-name="T19"> </text:span><text:span text:style-name="T18">return</text:span><text:span text:style-name="T19"> _counter;</text:span></text:p>
            <text:p text:style-name="P7"><text:span text:style-name="T19"><text:s text:c="16"/></text:span><text:span text:style-name="T19">++_counter;</text:span></text:p>
            <text:p text:style-name="P7"><text:span text:style-name="T19"><text:s text:c="12"/></text:span><text:span text:style-name="T19">}</text:span></text:p>
            <text:p text:style-name="P7"><text:span text:style-name="T19"><text:s text:c="8"/></text:span><text:span text:style-name="T19">}</text:span></text:p>
            <text:p text:style-name="P7"><text:span text:style-name="T19"><text:s text:c="4"/></text:span><text:span text:style-name="T19">}</text:span></text:p>
          </draw:text-box>
        </draw:frame>
        <draw:frame draw:style-name="gr5" draw:text-style-name="P8" draw:layer="layout" svg:width="8.146cm" svg:height="2.222cm" svg:x="13.444cm" svg:y="10.414cm">
          <draw:text-box>
            <text:p text:style-name="P7"><text:span text:style-name="T19"><text:s text:c="12"/></text:span><text:span text:style-name="T18">var</text:span><text:span text:style-name="T19"> il = </text:span><text:span text:style-name="T18">new</text:span><text:span text:style-name="T19"> </text:span><text:span text:style-name="T35">InfiniteList</text:span><text:span text:style-name="T19">(10);</text:span></text:p>
            <text:p text:style-name="P7"><text:span text:style-name="T19"><text:s text:c="12"/></text:span><text:span text:style-name="T18">foreach</text:span><text:span text:style-name="T19"> (</text:span><text:span text:style-name="T18">var</text:span><text:span text:style-name="T19"> i </text:span><text:span text:style-name="T18">in</text:span><text:span text:style-name="T19"> il.Next())</text:span></text:p>
            <text:p text:style-name="P7"><text:span text:style-name="T19"><text:s text:c="12"/></text:span><text:span text:style-name="T19">{</text:span></text:p>
            <text:p text:style-name="P7"><text:span text:style-name="T19"><text:s text:c="16"/></text:span><text:span text:style-name="T35">Console</text:span><text:span text:style-name="T19">.WriteLine(i);</text:span></text:p>
            <text:p text:style-name="P7"><text:span text:style-name="T19"><text:s text:c="12"/></text:span><text:span text:style-name="T1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1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quence Expressions</text:p>
          </draw:text-box>
        </draw:frame>
        <draw:frame presentation:style-name="pr8" draw:layer="layout" svg:width="25.199cm" svg:height="14.428cm" svg:x="1.4cm" svg:y="4.876cm" presentation:class="outline" presentation:user-transformed="true">
          <draw:text-box>
            <text:p><text:span text:style-name="T1">Seq is F#'s equivalent to IEnumerable&lt;T&gt; in C#. Seq allows for lazy collections of elements that are evaluated when needed.</text:span></text:p>
            <text:p><text:span text:style-name="T1"/></text:p>
            <text:p><text:span text:style-name="T1">Consider an infinite list of natural numbers:</text:span></text:p>
            <text:p><text:span text:style-name="T6">Haskell</text:span><text:span text:style-name="T1">: <text:s text:c="51"/></text:span><text:span text:style-name="T6">F#</text:span><text:span text:style-name="T1">:</text:span></text:p>
            <text:p><text:span text:style-name="T1"/></text:p>
          </draw:text-box>
        </draw:frame>
        <draw:frame draw:style-name="gr26" draw:text-style-name="P28" draw:layer="layout" svg:width="11.058cm" svg:height="2.221cm" svg:x="14.288cm" svg:y="9.209cm">
          <draw:text-box>
            <text:p text:style-name="P7"><text:span text:style-name="T18">let</text:span><text:span text:style-name="T19"> inf_nat_numbers </text:span><text:span text:style-name="T20">=</text:span><text:span text:style-name="T19"> </text:span></text:p>
            <text:p text:style-name="P7"><text:span text:style-name="T19"><text:s text:c="4"/></text:span><text:span text:style-name="T18">let</text:span><text:span text:style-name="T19"> </text:span><text:span text:style-name="T18">rec</text:span><text:span text:style-name="T19"> </text:span><text:span text:style-name="T20">loop</text:span><text:span text:style-name="T19"> x </text:span><text:span text:style-name="T20">=</text:span><text:span text:style-name="T19"> </text:span><text:span text:style-name="T18">seq</text:span><text:span text:style-name="T19"> { </text:span><text:span text:style-name="T18">yield</text:span><text:span text:style-name="T19"> x; </text:span><text:span text:style-name="T18">yield!</text:span><text:span text:style-name="T19"> </text:span><text:span text:style-name="T20">loop</text:span><text:span text:style-name="T19"> (x </text:span><text:span text:style-name="T20">+</text:span><text:span text:style-name="T19"> 1); }</text:span></text:p>
            <text:p text:style-name="P7"><text:span text:style-name="T19"><text:s text:c="4"/></text:span><text:span text:style-name="T20">loop</text:span><text:span text:style-name="T19"> 1</text:span></text:p>
            <text:p text:style-name="P7"><text:span text:style-name="T19"/></text:p>
            <text:p text:style-name="P7"><text:span text:style-name="T18">let</text:span><text:span text:style-name="T19"> seqn </text:span><text:span text:style-name="T20">=</text:span><text:span text:style-name="T19"> inf_nat_numbers</text:span></text:p>
          </draw:text-box>
        </draw:frame>
        <draw:frame draw:style-name="gr27" draw:text-style-name="P28" draw:layer="layout" svg:width="4.064cm" svg:height="2.21cm" svg:x="4.318cm" svg:y="9.328cm">
          <draw:text-box>
            <text:p text:style-name="P7"><text:span text:style-name="T47">seqn = [1..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1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quence Expressions</text:p>
          </draw:text-box>
        </draw:frame>
        <draw:frame presentation:style-name="pr7" draw:text-style-name="P2" draw:layer="layout" svg:width="25.4cm" svg:height="5.334cm" svg:x="1.27cm" svg:y="6.604cm" presentation:class="outline" presentation:user-transformed="true">
          <draw:text-box>
            <text:p><text:span text:style-name="T1">F#:</text:span></text:p>
            <text:p><text:span text:style-name="T1"/></text:p>
          </draw:text-box>
        </draw:frame>
        <draw:frame presentation:style-name="pr9" draw:layer="layout" svg:width="25.4cm" svg:height="5.809cm" svg:x="1.27cm" svg:y="12.414cm" presentation:class="outline" presentation:user-transformed="true">
          <draw:text-box>
            <text:p><text:span text:style-name="T1">C#:</text:span></text:p>
            <text:p><text:span text:style-name="T1"/></text:p>
          </draw:text-box>
        </draw:frame>
        <draw:frame presentation:style-name="pr8" draw:layer="layout" svg:width="25.4cm" svg:height="1.22cm" svg:x="1.27cm" svg:y="4.876cm" presentation:class="outline" presentation:user-transformed="true">
          <draw:text-box>
            <text:p><text:span text:style-name="T1">Consider a non-trivial example:</text:span></text:p>
            <text:p><text:span text:style-name="T1"/></text:p>
          </draw:text-box>
        </draw:frame>
        <draw:frame draw:style-name="gr28" draw:text-style-name="P28" draw:layer="layout" svg:width="14.278cm" svg:height="1.434cm" svg:x="3.502cm" svg:y="7.112cm">
          <draw:text-box>
            <text:p text:style-name="P7"><text:span text:style-name="T18">let</text:span><text:span text:style-name="T19"> tens_with_yield </text:span><text:span text:style-name="T20">=</text:span><text:span text:style-name="T19"> </text:span><text:span text:style-name="T18">seq</text:span><text:span text:style-name="T19"> { </text:span><text:span text:style-name="T18">for</text:span><text:span text:style-name="T19"> i </text:span><text:span text:style-name="T18">in</text:span><text:span text:style-name="T19"> 0..10..100 </text:span><text:span text:style-name="T18">do</text:span><text:span text:style-name="T19"> </text:span></text:p>
            <text:p text:style-name="P7"><text:span text:style-name="T19"><text:s text:c="32"/></text:span><text:span text:style-name="T48">// yield the subsequence i, i+1, .., i+9</text:span></text:p>
            <text:p text:style-name="P7"><text:span text:style-name="T19"><text:s text:c="32"/></text:span><text:span text:style-name="T18">yield</text:span><text:span text:style-name="T19"> seq { i..1..i+9 } }</text:span></text:p>
          </draw:text-box>
        </draw:frame>
        <draw:frame draw:style-name="gr2" draw:text-style-name="P15" draw:layer="layout" svg:width="6.873cm" svg:height="0.646cm" svg:x="18.326cm" svg:y="7.482cm">
          <draw:text-box>
            <text:p text:style-name="P7"><text:span text:style-name="T12">val tens_with_yield : seq&lt;seq&lt;int&gt;&gt;</text:span></text:p>
          </draw:text-box>
        </draw:frame>
        <draw:frame draw:style-name="gr28" draw:text-style-name="P28" draw:layer="layout" svg:width="14.336cm" svg:height="1.434cm" svg:x="3.444cm" svg:y="9.652cm">
          <draw:text-box>
            <text:p text:style-name="P7"><text:span text:style-name="T18">let</text:span><text:span text:style-name="T19"> tens_with_yield_bang </text:span><text:span text:style-name="T20">=</text:span><text:span text:style-name="T19"> </text:span><text:span text:style-name="T18">seq</text:span><text:span text:style-name="T19"> { </text:span><text:span text:style-name="T18">for</text:span><text:span text:style-name="T19"> i </text:span><text:span text:style-name="T18">in</text:span><text:span text:style-name="T19"> 0..10..100 </text:span><text:span text:style-name="T18">do</text:span><text:span text:style-name="T19"> </text:span></text:p>
            <text:p text:style-name="P7"><text:span text:style-name="T19"><text:s text:c="36"/></text:span><text:span text:style-name="T48">// yield the subsequence i, i+1, .., i+9</text:span></text:p>
            <text:p text:style-name="P7"><text:span text:style-name="T19"><text:s text:c="36"/></text:span><text:span text:style-name="T18">yield!</text:span><text:span text:style-name="T19"> seq { i..1..i+9 } }</text:span></text:p>
          </draw:text-box>
        </draw:frame>
        <draw:frame draw:style-name="gr2" draw:text-style-name="P15" draw:layer="layout" svg:width="6.873cm" svg:height="0.646cm" svg:x="18.527cm" svg:y="10.022cm">
          <draw:text-box>
            <text:p text:style-name="P7"><text:span text:style-name="T12">val tens_with_yield_bang : seq&lt;int&gt;</text:span></text:p>
          </draw:text-box>
        </draw:frame>
        <draw:frame draw:style-name="gr29" draw:text-style-name="P28" draw:layer="layout" svg:width="15.064cm" svg:height="1.828cm" svg:x="3.478cm" svg:y="12.904cm">
          <draw:text-box>
            <text:p text:style-name="P7"><text:span text:style-name="T19"><text:s text:c="12"/></text:span><text:span text:style-name="T48">// [0, 10, 20, 30, 40, 50, 60, 70, 80, 90]</text:span></text:p>
            <text:p text:style-name="P7"><text:span text:style-name="T19"><text:s text:c="12"/></text:span><text:span text:style-name="T18">var</text:span><text:span text:style-name="T19"> seq2 = </text:span><text:span text:style-name="T35">Enumerable</text:span><text:span text:style-name="T19">.Range(0, 10).Select(i =&gt; i * 10)</text:span></text:p>
            <text:p text:style-name="P7"><text:span text:style-name="T19"><text:s text:c="12"/></text:span><text:span text:style-name="T48">// [[0, 1, .., 9], [10, 11, .., 19], .., [90, .., 99]]</text:span></text:p>
            <text:p text:style-name="P7"><text:span text:style-name="T19"><text:s text:c="33"/></text:span><text:span text:style-name="T19">.Select(i =&gt; </text:span><text:span text:style-name="T35">Enumerable</text:span><text:span text:style-name="T19">.Range(i, 10).ToList());</text:span></text:p>
          </draw:text-box>
        </draw:frame>
        <draw:frame draw:style-name="gr29" draw:text-style-name="P28" draw:layer="layout" svg:width="15.171cm" svg:height="1.828cm" svg:x="3.371cm" svg:y="15.698cm">
          <draw:text-box>
            <text:p text:style-name="P7"><text:span text:style-name="T19"><text:s text:c="12"/></text:span><text:span text:style-name="T48">// [0, 10, 20, 30, 40, 50, 60, 70, 80, 90]</text:span></text:p>
            <text:p text:style-name="P7"><text:span text:style-name="T19"><text:s text:c="12"/></text:span><text:span text:style-name="T18">var</text:span><text:span text:style-name="T19"> seq1 = </text:span><text:span text:style-name="T35">Enumerable</text:span><text:span text:style-name="T19">.Range(0, 10).Select(i =&gt; i * 10)</text:span></text:p>
            <text:p text:style-name="P7"><text:span text:style-name="T19"><text:s text:c="12"/></text:span><text:span text:style-name="T48">// [0, 1, .., 9, 10, 11, ..., 189]</text:span></text:p>
            <text:p text:style-name="P7"><text:span text:style-name="T19"><text:s text:c="33"/></text:span><text:span text:style-name="T19">.SelectMany(i =&gt; </text:span><text:span text:style-name="T35">Enumerable</text:span><text:span text:style-name="T19">.Range(i, 10));</text:span></text:p>
          </draw:text-box>
        </draw:frame>
        <draw:custom-shape draw:style-name="gr30" draw:text-style-name="P30" draw:layer="layout" svg:width="4.278cm" svg:height="1.808cm" svg:x="19.711cm" svg:y="15.698cm">
          <text:p text:style-name="P29"><text:span text:style-name="T49">We will learn later that</text:span><text:span text:style-name="T49"><text:line-break/></text:span><text:span text:style-name="T49">IEnumerable&lt;T&gt; together with</text:span><text:span text:style-name="T49"><text:line-break/></text:span><text:span text:style-name="T49">SelectMany is essentially the</text:span><text:span text:style-name="T49"><text:line-break/></text:span><text:span text:style-name="T49">List monad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riminated Unions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31"><text:span text:style-name="T7">Tagged union</text:span></text:p>
              </text:list-item>
              <text:list-item>
                <text:p text:style-name="P31"><text:span text:style-name="T7">Type-safe variant of union</text:span></text:p>
              </text:list-item>
            </text:list>
            <text:p text:style-name="P31"><text:span text:style-name="T7"/></text:p>
            <text:p text:style-name="P31"><text:span text:style-name="T7">Example: </text:span><text:span text:style-name="T36">Option</text:span><text:span text:style-name="T7"> type (Maybe in Haskell)</text:span></text:p>
          </draw:text-box>
        </draw:frame>
        <draw:frame draw:style-name="gr15" draw:text-style-name="P18" draw:layer="layout" svg:width="15.494cm" svg:height="2.571cm" svg:x="6.35cm" svg:y="12.776cm">
          <draw:text-box>
            <text:p text:style-name="P7"><text:span text:style-name="T25">type</text:span><text:span text:style-name="T26"> </text:span><text:span text:style-name="T28">Option</text:span><text:span text:style-name="T26">&lt;'a&gt; </text:span><text:span text:style-name="T27">=</text:span><text:span text:style-name="T26"> <text:s text:c="7"/></text:span><text:span text:style-name="T50">// use a generic definition <text:s/></text:span></text:p>
            <text:p text:style-name="P7"><text:span text:style-name="T26"><text:s text:c="3"/></text:span><text:span text:style-name="T26">| </text:span><text:span text:style-name="T27">Some</text:span><text:span text:style-name="T26"> </text:span><text:span text:style-name="T25">of</text:span><text:span text:style-name="T26"> 'a <text:s text:c="9"/></text:span><text:span text:style-name="T50">// valid value</text:span></text:p>
            <text:p text:style-name="P7"><text:span text:style-name="T26"><text:s text:c="3"/></text:span><text:span text:style-name="T26">| </text:span><text:span text:style-name="T27">None</text:span><text:span text:style-name="T26"> <text:s text:c="15"/></text:span><text:span text:style-name="T50">// missing</text:span></text:p>
            <text:p text:style-name="P7"><text:span text:style-name="T26"/></text:p>
          </draw:text-box>
        </draw:frame>
        <draw:frame draw:style-name="gr31" draw:text-style-name="P32" draw:layer="layout" svg:width="4.318cm" svg:height="0.806cm" svg:x="2.794cm" svg:y="11.386cm">
          <draw:text-box>
            <text:p><text:span text:style-name="T16">Type Constructor</text:span></text:p>
          </draw:text-box>
        </draw:frame>
        <draw:frame draw:style-name="gr31" draw:text-style-name="P32" draw:layer="layout" svg:width="4.572cm" svg:height="0.806cm" svg:x="1.016cm" svg:y="13.716cm">
          <draw:text-box>
            <text:p><text:span text:style-name="T16">Value Constructor</text:span></text:p>
          </draw:text-box>
        </draw:frame>
        <draw:line draw:style-name="gr32" draw:text-style-name="P24" draw:layer="layout" svg:x1="7.112cm" svg:y1="11.684cm" svg:x2="8.382cm" svg:y2="12.954cm">
          <text:p/>
        </draw:line>
        <draw:line draw:style-name="gr32" draw:text-style-name="P24" draw:layer="layout" svg:x1="5.842cm" svg:y1="13.97cm" svg:x2="7.366cm" svg:y2="13.716cm">
          <text:p/>
        </draw:line>
        <draw:line draw:style-name="gr32" draw:text-style-name="P24" draw:layer="layout" svg:x1="5.842cm" svg:y1="14.224cm" svg:x2="7.366cm" svg:y2="14.478cm">
          <text:p/>
        </draw:lin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tion in LQP</text:p>
          </draw:text-box>
        </draw:frame>
        <draw:frame presentation:style-name="pr7" draw:layer="layout" svg:width="12.297cm" svg:height="15.406cm" svg:x="1.4cm" svg:y="4.914cm" presentation:class="outline" presentation:placeholder="true" presentation:user-transformed="true">
          <draw:text-box/>
        </draw:frame>
        <draw:frame presentation:style-name="pr7" draw:text-style-name="P6" draw:layer="layout" svg:width="12.297cm" svg:height="15.38cm" svg:x="14.313cm" svg:y="4.914cm" presentation:class="outline" presentation:placeholder="true" presentation:user-transformed="true">
          <draw:text-box/>
        </draw:frame>
        <draw:frame draw:style-name="gr33" draw:text-style-name="P33" draw:layer="layout" svg:width="11.06cm" svg:height="14.636cm" svg:x="1.868cm" svg:y="5.405cm">
          <draw:text-box>
            <text:p text:style-name="P7"><text:span text:style-name="T51"><text:s text:c="4"/></text:span><text:span text:style-name="T51">public</text:span><text:span text:style-name="T52"> </text:span><text:span text:style-name="T51">class</text:span><text:span text:style-name="T52"> </text:span><text:span text:style-name="T53">Option</text:span><text:span text:style-name="T52">&lt;</text:span><text:span text:style-name="T53">T</text:span><text:span text:style-name="T52">&gt;</text:span></text:p>
            <text:p text:style-name="P7"><text:span text:style-name="T52"><text:s text:c="4"/></text:span><text:span text:style-name="T52">{</text:span></text:p>
            <text:p text:style-name="P7"><text:span text:style-name="T52"><text:s text:c="8"/></text:span><text:span text:style-name="T51">public</text:span><text:span text:style-name="T52"> </text:span><text:span text:style-name="T51">enum</text:span><text:span text:style-name="T52"> </text:span><text:span text:style-name="T53">Type</text:span></text:p>
            <text:p text:style-name="P7"><text:span text:style-name="T52"><text:s text:c="8"/></text:span><text:span text:style-name="T52">{</text:span></text:p>
            <text:p text:style-name="P7"><text:span text:style-name="T52"><text:s text:c="12"/></text:span><text:span text:style-name="T52">Some,</text:span></text:p>
            <text:p text:style-name="P7"><text:span text:style-name="T52"><text:s text:c="12"/></text:span><text:span text:style-name="T52">None</text:span></text:p>
            <text:p text:style-name="P7"><text:span text:style-name="T52"><text:s text:c="8"/></text:span><text:span text:style-name="T52">}</text:span></text:p>
            <text:p text:style-name="P7"><text:span text:style-name="T52"/></text:p>
            <text:p text:style-name="P7"><text:span text:style-name="T52"><text:s text:c="8"/></text:span><text:span text:style-name="T51">#region</text:span><text:span text:style-name="T52"> Fields and Constants</text:span></text:p>
            <text:p text:style-name="P7"><text:span text:style-name="T52"/></text:p>
            <text:p text:style-name="P7"><text:span text:style-name="T52"><text:s text:c="8"/></text:span><text:span text:style-name="T51">private</text:span><text:span text:style-name="T52"> </text:span><text:span text:style-name="T51">readonly</text:span><text:span text:style-name="T52"> </text:span><text:span text:style-name="T53">Type</text:span><text:span text:style-name="T52"> _type;</text:span></text:p>
            <text:p text:style-name="P7"><text:span text:style-name="T52"/></text:p>
            <text:p text:style-name="P7"><text:span text:style-name="T52"><text:s text:c="8"/></text:span><text:span text:style-name="T51">private</text:span><text:span text:style-name="T52"> </text:span><text:span text:style-name="T51">readonly</text:span><text:span text:style-name="T52"> </text:span><text:span text:style-name="T53">T</text:span><text:span text:style-name="T52"> _value;</text:span></text:p>
            <text:p text:style-name="P7"><text:span text:style-name="T52"/></text:p>
            <text:p text:style-name="P7"><text:span text:style-name="T52"><text:s text:c="8"/></text:span><text:span text:style-name="T51">#endregion</text:span></text:p>
            <text:p text:style-name="P7"><text:span text:style-name="T52"/></text:p>
            <text:p text:style-name="P7"><text:span text:style-name="T52"><text:s text:c="8"/></text:span><text:span text:style-name="T51">public</text:span><text:span text:style-name="T52"> </text:span><text:span text:style-name="T51">static</text:span><text:span text:style-name="T52"> </text:span><text:span text:style-name="T53">Option</text:span><text:span text:style-name="T52">&lt;</text:span><text:span text:style-name="T53">T</text:span><text:span text:style-name="T52">&gt; None()</text:span></text:p>
            <text:p text:style-name="P7"><text:span text:style-name="T52"><text:s text:c="8"/></text:span><text:span text:style-name="T52">{</text:span></text:p>
            <text:p text:style-name="P7"><text:span text:style-name="T52"><text:s text:c="12"/></text:span><text:span text:style-name="T51">return</text:span><text:span text:style-name="T52"> </text:span><text:span text:style-name="T51">new</text:span><text:span text:style-name="T52"> </text:span><text:span text:style-name="T53">Option</text:span><text:span text:style-name="T52">&lt;</text:span><text:span text:style-name="T53">T</text:span><text:span text:style-name="T52">&gt;();</text:span></text:p>
            <text:p text:style-name="P7"><text:span text:style-name="T52"><text:s text:c="8"/></text:span><text:span text:style-name="T52">}</text:span></text:p>
            <text:p text:style-name="P7"><text:span text:style-name="T52"/></text:p>
            <text:p text:style-name="P7"><text:span text:style-name="T52"><text:s text:c="8"/></text:span><text:span text:style-name="T51">public</text:span><text:span text:style-name="T52"> </text:span><text:span text:style-name="T51">static</text:span><text:span text:style-name="T52"> </text:span><text:span text:style-name="T53">Option</text:span><text:span text:style-name="T52">&lt;</text:span><text:span text:style-name="T53">T</text:span><text:span text:style-name="T52">&gt; Some(</text:span><text:span text:style-name="T53">T</text:span><text:span text:style-name="T52"> value)</text:span></text:p>
            <text:p text:style-name="P7"><text:span text:style-name="T52"><text:s text:c="8"/></text:span><text:span text:style-name="T52">{</text:span></text:p>
            <text:p text:style-name="P7"><text:span text:style-name="T52"><text:s text:c="12"/></text:span><text:span text:style-name="T51">return</text:span><text:span text:style-name="T52"> </text:span><text:span text:style-name="T51">new</text:span><text:span text:style-name="T52"> </text:span><text:span text:style-name="T53">Option</text:span><text:span text:style-name="T52">&lt;</text:span><text:span text:style-name="T53">T</text:span><text:span text:style-name="T52">&gt;(value);</text:span></text:p>
            <text:p text:style-name="P7"><text:span text:style-name="T52"><text:s text:c="8"/></text:span><text:span text:style-name="T52">}</text:span></text:p>
            <text:p text:style-name="P7"><text:span text:style-name="T52"/></text:p>
            <text:p text:style-name="P7"><text:span text:style-name="T52"><text:s text:c="8"/></text:span><text:span text:style-name="T51">#region</text:span><text:span text:style-name="T52"> Constructors</text:span></text:p>
            <text:p text:style-name="P7"><text:span text:style-name="T52"/></text:p>
            <text:p text:style-name="P7"><text:span text:style-name="T52"><text:s text:c="8"/></text:span><text:span text:style-name="T51">private</text:span><text:span text:style-name="T52"> Option(</text:span><text:span text:style-name="T53">T</text:span><text:span text:style-name="T52"> value)</text:span></text:p>
            <text:p text:style-name="P7"><text:span text:style-name="T52"><text:s text:c="8"/></text:span><text:span text:style-name="T52">{</text:span></text:p>
            <text:p text:style-name="P7"><text:span text:style-name="T52"><text:s text:c="12"/></text:span><text:span text:style-name="T52">_value = value;</text:span></text:p>
            <text:p text:style-name="P7"><text:span text:style-name="T52"><text:s text:c="12"/></text:span><text:span text:style-name="T52">_type = </text:span><text:span text:style-name="T53">Type</text:span><text:span text:style-name="T52">.Some;</text:span></text:p>
            <text:p text:style-name="P7"><text:span text:style-name="T52"><text:s text:c="8"/></text:span><text:span text:style-name="T52">}</text:span></text:p>
            <text:p text:style-name="P7"><text:span text:style-name="T52"/></text:p>
            <text:p text:style-name="P7"><text:span text:style-name="T52"><text:s text:c="8"/></text:span><text:span text:style-name="T51">#endregion</text:span></text:p>
          </draw:text-box>
        </draw:frame>
        <draw:frame draw:style-name="gr34" draw:text-style-name="P33" draw:layer="layout" svg:width="11.06cm" svg:height="13.695cm" svg:x="15.414cm" svg:y="5.802cm">
          <draw:text-box>
            <text:p text:style-name="P7"><text:span text:style-name="T52"><text:s text:c="8"/></text:span><text:span text:style-name="T51">#region</text:span><text:span text:style-name="T52"> Public Properties</text:span></text:p>
            <text:p text:style-name="P7"><text:span text:style-name="T52"/></text:p>
            <text:p text:style-name="P7"><text:span text:style-name="T52"><text:s text:c="8"/></text:span><text:span text:style-name="T51">public</text:span><text:span text:style-name="T52"> </text:span><text:span text:style-name="T51">bool</text:span><text:span text:style-name="T52"> IsSome =&gt; _type == </text:span><text:span text:style-name="T53">Type</text:span><text:span text:style-name="T52">.Some;</text:span></text:p>
            <text:p text:style-name="P7"><text:span text:style-name="T52"/></text:p>
            <text:p text:style-name="P7"><text:span text:style-name="T52"><text:s text:c="8"/></text:span><text:span text:style-name="T51">public</text:span><text:span text:style-name="T52"> </text:span><text:span text:style-name="T53">T</text:span><text:span text:style-name="T52"> Unwrap</text:span></text:p>
            <text:p text:style-name="P7"><text:span text:style-name="T52"><text:s text:c="8"/></text:span><text:span text:style-name="T52">{</text:span></text:p>
            <text:p text:style-name="P7"><text:span text:style-name="T52"><text:s text:c="12"/></text:span><text:span text:style-name="T51">get</text:span></text:p>
            <text:p text:style-name="P7"><text:span text:style-name="T52"><text:s text:c="12"/></text:span><text:span text:style-name="T52">{</text:span></text:p>
            <text:p text:style-name="P7"><text:span text:style-name="T52"><text:s text:c="16"/></text:span><text:span text:style-name="T51">if</text:span><text:span text:style-name="T52"> (_type == </text:span><text:span text:style-name="T53">Type</text:span><text:span text:style-name="T52">.None)</text:span></text:p>
            <text:p text:style-name="P7"><text:span text:style-name="T52"><text:s text:c="16"/></text:span><text:span text:style-name="T52">{</text:span></text:p>
            <text:p text:style-name="P7"><text:span text:style-name="T52"><text:s text:c="20"/></text:span><text:span text:style-name="T51">throw</text:span><text:span text:style-name="T52"> </text:span><text:span text:style-name="T51">new</text:span><text:span text:style-name="T52"> </text:span><text:span text:style-name="T53">InvalidOperationException</text:span><text:span text:style-name="T52">();</text:span></text:p>
            <text:p text:style-name="P7"><text:span text:style-name="T52"><text:s text:c="16"/></text:span><text:span text:style-name="T52">}</text:span></text:p>
            <text:p text:style-name="P7"><text:span text:style-name="T52"><text:s text:c="16"/></text:span><text:span text:style-name="T51">return</text:span><text:span text:style-name="T52"> _value;</text:span></text:p>
            <text:p text:style-name="P7"><text:span text:style-name="T52"><text:s text:c="12"/></text:span><text:span text:style-name="T52">}</text:span></text:p>
            <text:p text:style-name="P7"><text:span text:style-name="T52"><text:s text:c="8"/></text:span><text:span text:style-name="T52">}</text:span></text:p>
            <text:p text:style-name="P7"><text:span text:style-name="T52"/></text:p>
            <text:p text:style-name="P7"><text:span text:style-name="T52"><text:s text:c="8"/></text:span><text:span text:style-name="T51">#endregion</text:span></text:p>
            <text:p text:style-name="P7"><text:span text:style-name="T5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tion in LQP</text:p>
          </draw:text-box>
        </draw:frame>
        <draw:frame presentation:style-name="pr7" draw:text-style-name="P6" draw:layer="layout" svg:width="25.199cm" svg:height="7.848cm" svg:x="1.295cm" svg:y="12.254cm" presentation:class="outline" presentation:user-transformed="true">
          <draw:text-box>
            <text:p><text:span text:style-name="T7">After:</text:span></text:p>
          </draw:text-box>
        </draw:frame>
        <draw:frame draw:style-name="gr35" draw:text-style-name="P8" draw:layer="layout" svg:width="18.34cm" svg:height="6.95cm" svg:x="6.176cm" svg:y="12.638cm">
          <draw:text-box>
            <text:p text:style-name="P7"><text:span text:style-name="T18">public</text:span><text:span text:style-name="T19"> </text:span><text:span text:style-name="T35">Config</text:span><text:span text:style-name="T19"> CurrentConfiguration</text:span></text:p>
            <text:p text:style-name="P7"><text:span text:style-name="T19">{</text:span></text:p>
            <text:p text:style-name="P7"><text:span text:style-name="T19"><text:s text:c="4"/></text:span><text:span text:style-name="T18">get</text:span></text:p>
            <text:p text:style-name="P7"><text:span text:style-name="T19"><text:s text:c="4"/></text:span><text:span text:style-name="T19">{</text:span></text:p>
            <text:p text:style-name="P7"><text:span text:style-name="T19"><text:s text:c="8"/></text:span><text:span text:style-name="T18">var</text:span><text:span text:style-name="T19"> option =</text:span></text:p>
            <text:p text:style-name="P7"><text:span text:style-name="T19"><text:s text:c="12"/></text:span><text:span text:style-name="T35">Option</text:span><text:span text:style-name="T19">.Lift(</text:span><text:span text:style-name="T35">Registry</text:span><text:span text:style-name="T19">.LocalMachine.OpenSubKey(</text:span><text:span text:style-name="T35">WindowManager</text:span><text:span text:style-name="T19">.Instance.App.RegistryPath))</text:span></text:p>
            <text:p text:style-name="P7"><text:span text:style-name="T19"><text:s text:c="20"/></text:span><text:span text:style-name="T19">.Map(key =&gt; key.GetValue(</text:span><text:span text:style-name="T21">"Configuration"</text:span><text:span text:style-name="T19">).ToString())</text:span></text:p>
            <text:p text:style-name="P7"><text:span text:style-name="T19"><text:s text:c="20"/></text:span><text:span text:style-name="T19">.Map(ConvertToProperCase)</text:span></text:p>
            <text:p text:style-name="P7"><text:span text:style-name="T19"><text:s text:c="20"/></text:span><text:span text:style-name="T19">.AndThen(s =&gt;</text:span></text:p>
            <text:p text:style-name="P7"><text:span text:style-name="T19"><text:s text:c="20"/></text:span><text:span text:style-name="T19">{</text:span></text:p>
            <text:p text:style-name="P7"><text:span text:style-name="T19"><text:s text:c="24"/></text:span><text:span text:style-name="T35">Config</text:span><text:span text:style-name="T19"> type;</text:span></text:p>
            <text:p text:style-name="P7"><text:span text:style-name="T19"><text:s text:c="24"/></text:span><text:span text:style-name="T18">bool</text:span><text:span text:style-name="T19"> result = </text:span><text:span text:style-name="T35">Enum</text:span><text:span text:style-name="T19">.TryParse(s, </text:span><text:span text:style-name="T18">true</text:span><text:span text:style-name="T19">, </text:span><text:span text:style-name="T18">out</text:span><text:span text:style-name="T19"> type);</text:span></text:p>
            <text:p text:style-name="P7"><text:span text:style-name="T19"><text:s text:c="24"/></text:span><text:span text:style-name="T18">return</text:span><text:span text:style-name="T19"> result ? </text:span><text:span text:style-name="T35">Option</text:span><text:span text:style-name="T19">.Lift(type) : </text:span><text:span text:style-name="T35">Option</text:span><text:span text:style-name="T19">&lt;</text:span><text:span text:style-name="T35">Config</text:span><text:span text:style-name="T19">&gt;.None();</text:span></text:p>
            <text:p text:style-name="P7"><text:span text:style-name="T19"><text:s text:c="20"/></text:span><text:span text:style-name="T19">});</text:span></text:p>
            <text:p text:style-name="P7"><text:span text:style-name="T19"><text:s text:c="8"/></text:span><text:span text:style-name="T18">return</text:span><text:span text:style-name="T19"> option.IsSome ? option.Unwrap : DefaultUpdateTarget;</text:span></text:p>
            <text:p text:style-name="P7"><text:span text:style-name="T19"><text:s text:c="4"/></text:span><text:span text:style-name="T19">}</text:span></text:p>
            <text:p text:style-name="P7"><text:span text:style-name="T19">}</text:span></text:p>
          </draw:text-box>
        </draw:frame>
        <draw:frame draw:style-name="gr35" draw:text-style-name="P8" draw:layer="layout" svg:width="20.161cm" svg:height="6.95cm" svg:x="5.557cm" svg:y="4.197cm">
          <draw:text-box>
            <text:p text:style-name="P7"><text:span text:style-name="T19"><text:s text:c="2"/></text:span><text:span text:style-name="T18">public</text:span><text:span text:style-name="T19"> </text:span><text:span text:style-name="T35">Config</text:span><text:span text:style-name="T19"> CurrentConfiguration</text:span></text:p>
            <text:p text:style-name="P7"><text:span text:style-name="T19"><text:s text:c="8"/></text:span><text:span text:style-name="T19">{</text:span></text:p>
            <text:p text:style-name="P7"><text:span text:style-name="T19"><text:s text:c="12"/></text:span><text:span text:style-name="T18">get</text:span></text:p>
            <text:p text:style-name="P7"><text:span text:style-name="T19"><text:s text:c="12"/></text:span><text:span text:style-name="T19">{</text:span></text:p>
            <text:p text:style-name="P7"><text:span text:style-name="T19"><text:s text:c="16"/></text:span><text:span text:style-name="T35">RegistryKey</text:span><text:span text:style-name="T19"> key = </text:span><text:span text:style-name="T35">Registry</text:span><text:span text:style-name="T19">.LocalMachine.OpenSubKey(</text:span><text:span text:style-name="T35">WindowManager</text:span><text:span text:style-name="T19">.Instance.App.RegistryPath);</text:span></text:p>
            <text:p text:style-name="P7"><text:span text:style-name="T19"><text:s text:c="16"/></text:span><text:span text:style-name="T18">if</text:span><text:span text:style-name="T19"> (key != </text:span><text:span text:style-name="T18">null</text:span><text:span text:style-name="T19">)</text:span></text:p>
            <text:p text:style-name="P7"><text:span text:style-name="T19"><text:s text:c="16"/></text:span><text:span text:style-name="T19">{</text:span></text:p>
            <text:p text:style-name="P7"><text:span text:style-name="T19"><text:s text:c="20"/></text:span><text:span text:style-name="T18">string</text:span><text:span text:style-name="T19"> val = key.GetValue(</text:span><text:span text:style-name="T21">"Configuration"</text:span><text:span text:style-name="T19">).ToString();</text:span></text:p>
            <text:p text:style-name="P7"><text:span text:style-name="T19"><text:s text:c="20"/></text:span><text:span text:style-name="T19">val = ConvertToProperCase(val);</text:span></text:p>
            <text:p text:style-name="P7"><text:span text:style-name="T19"><text:s text:c="20"/></text:span><text:span text:style-name="T18">if</text:span><text:span text:style-name="T19"> (val != </text:span><text:span text:style-name="T18">string</text:span><text:span text:style-name="T19">.Empty)</text:span></text:p>
            <text:p text:style-name="P7"><text:span text:style-name="T19"><text:s text:c="20"/></text:span><text:span text:style-name="T19">{</text:span></text:p>
            <text:p text:style-name="P7"><text:span text:style-name="T19"><text:s text:c="24"/></text:span><text:span text:style-name="T18">return</text:span><text:span text:style-name="T19"> (</text:span><text:span text:style-name="T35">Config</text:span><text:span text:style-name="T19">)(</text:span><text:span text:style-name="T35">Enum</text:span><text:span text:style-name="T19">.Parse(</text:span><text:span text:style-name="T18">typeof</text:span><text:span text:style-name="T19">(</text:span><text:span text:style-name="T35">Config</text:span><text:span text:style-name="T19">), val));</text:span></text:p>
            <text:p text:style-name="P7"><text:span text:style-name="T19"><text:s text:c="20"/></text:span><text:span text:style-name="T19">}</text:span></text:p>
            <text:p text:style-name="P7"><text:span text:style-name="T19"><text:s text:c="16"/></text:span><text:span text:style-name="T19">}</text:span></text:p>
            <text:p text:style-name="P7"><text:span text:style-name="T19"><text:s text:c="16"/></text:span><text:span text:style-name="T18">return</text:span><text:span text:style-name="T19"> </text:span><text:span text:style-name="T35">Config</text:span><text:span text:style-name="T19">.Customer;</text:span></text:p>
            <text:p text:style-name="P7"><text:span text:style-name="T19"><text:s text:c="12"/></text:span><text:span text:style-name="T19">}</text:span></text:p>
            <text:p text:style-name="P7"><text:span text:style-name="T19"><text:s text:c="8"/></text:span><text:span text:style-name="T19">}</text:span></text:p>
          </draw:text-box>
        </draw:frame>
        <draw:frame presentation:style-name="pr7" draw:text-style-name="P6" draw:layer="layout" svg:width="25.199cm" svg:height="7.848cm" svg:x="1.4cm" svg:y="3.9cm" presentation:class="outline" presentation:user-transformed="true">
          <draw:text-box>
            <text:p><text:span text:style-name="T7">Before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tion in LQP</text:p>
          </draw:text-box>
        </draw:frame>
        <draw:frame presentation:style-name="pr7" draw:text-style-name="P6" draw:layer="layout" svg:width="12.297cm" svg:height="12.179cm" svg:x="1.4cm" svg:y="4.914cm" presentation:class="outline" presentation:user-transformed="true">
          <draw:text-box>
            <text:p><text:span text:style-name="T7">The type signature for Option.Map is interesting:</text:span></text:p>
            <text:p><text:span text:style-name="T7"/></text:p>
            <text:p><text:span text:style-name="T7">or decluttered:</text:span></text:p>
            <text:p><text:span text:style-name="T7"/></text:p>
            <text:p><text:span text:style-name="T7">Or</text:span></text:p>
            <text:p><text:span text:style-name="T7"/></text:p>
            <text:p><text:span text:style-name="T7">This means that Option is a </text:span><text:span text:style-name="T36">Functor</text:span><text:span text:style-name="T7"> w.r.t. Map.</text:span></text:p>
          </draw:text-box>
        </draw:frame>
        <draw:frame presentation:style-name="pr7" draw:layer="layout" svg:width="12.297cm" svg:height="12.179cm" svg:x="14.313cm" svg:y="4.914cm" presentation:class="outline" presentation:user-transformed="true">
          <draw:text-box>
            <text:p><text:span text:style-name="T7">The type signature for Option.AndThen is also interesting:</text:span></text:p>
            <text:p><text:span text:style-name="T7"/></text:p>
            <text:p><text:span text:style-name="T7"/></text:p>
            <text:p><text:span text:style-name="T7">Essentially, it is:</text:span></text:p>
            <text:p><text:span text:style-name="T7"/></text:p>
            <text:p><text:span text:style-name="T7"/></text:p>
            <text:p><text:span text:style-name="T7">Later, we will learn that </text:span><text:span text:style-name="T36">Monads</text:span><text:span text:style-name="T7"> have a special function called bind with that very type signature!</text:span></text:p>
          </draw:text-box>
        </draw:frame>
        <draw:frame draw:style-name="gr36" draw:text-style-name="P34" draw:layer="layout" svg:width="11.493cm" svg:height="1.445cm" svg:x="1.789cm" svg:y="6.683cm">
          <draw:text-box>
            <text:p text:style-name="P7"><text:span text:style-name="T54">Option</text:span><text:span text:style-name="T55">&lt;</text:span><text:span text:style-name="T54">TB</text:span><text:span text:style-name="T55">&gt; Map&lt;</text:span><text:span text:style-name="T54">TA</text:span><text:span text:style-name="T55">, </text:span><text:span text:style-name="T54">TB</text:span><text:span text:style-name="T55">&gt;(</text:span><text:span text:style-name="T56">this</text:span><text:span text:style-name="T55"> </text:span><text:span text:style-name="T54">Option</text:span><text:span text:style-name="T55">&lt;</text:span><text:span text:style-name="T54">TA</text:span><text:span text:style-name="T55">&gt; option,</text:span></text:p>
            <text:p text:style-name="P7"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4">Func</text:span><text:span text:style-name="T55">&lt;</text:span><text:span text:style-name="T54">TA</text:span><text:span text:style-name="T55">, </text:span><text:span text:style-name="T54">TB</text:span><text:span text:style-name="T55">&gt; action)</text:span></text:p>
          </draw:text-box>
        </draw:frame>
        <draw:frame draw:style-name="gr37" draw:text-style-name="P17" draw:layer="layout" svg:width="8.52cm" svg:height="1.111cm" svg:x="3.545cm" svg:y="9.207cm">
          <draw:text-box>
            <text:p><text:span text:style-name="T7">Map :: F a → (a → b) → F b</text:span></text:p>
          </draw:text-box>
        </draw:frame>
        <draw:frame draw:style-name="gr37" draw:text-style-name="P17" draw:layer="layout" svg:width="8.52cm" svg:height="1.111cm" svg:x="3.492cm" svg:y="11.458cm">
          <draw:text-box>
            <text:p><text:span text:style-name="T7">Map :: (a → b) → F a → F b</text:span></text:p>
          </draw:text-box>
        </draw:frame>
        <draw:frame draw:style-name="gr38" draw:text-style-name="P34" draw:layer="layout" svg:width="12.334cm" svg:height="1.736cm" svg:x="14.459cm" svg:y="6.906cm">
          <draw:text-box>
            <text:p text:style-name="P7"><text:span text:style-name="T54">Option</text:span><text:span text:style-name="T55">&lt;</text:span><text:span text:style-name="T54">TB</text:span><text:span text:style-name="T55">&gt; AndThen&lt;</text:span><text:span text:style-name="T54">TA</text:span><text:span text:style-name="T55">, </text:span><text:span text:style-name="T54">TB</text:span><text:span text:style-name="T55">&gt;(</text:span><text:span text:style-name="T56">this</text:span><text:span text:style-name="T55"> </text:span><text:span text:style-name="T54">Option</text:span><text:span text:style-name="T55">&lt;</text:span><text:span text:style-name="T54">TA</text:span><text:span text:style-name="T55">&gt; option, </text:span></text:p>
            <text:p text:style-name="P7"><text:span text:style-name="T55"><text:tab/></text:span><text:span text:style-name="T54">Func</text:span><text:span text:style-name="T55">&lt;</text:span><text:span text:style-name="T54">TA</text:span><text:span text:style-name="T55">, </text:span><text:span text:style-name="T54">Option</text:span><text:span text:style-name="T55">&lt;</text:span><text:span text:style-name="T54">TB</text:span><text:span text:style-name="T55">&gt;&gt; action)</text:span></text:p>
          </draw:text-box>
        </draw:frame>
        <draw:frame draw:style-name="gr39" draw:text-style-name="P17" draw:layer="layout" svg:width="10.928cm" svg:height="1.675cm" svg:x="15.027cm" svg:y="10.586cm">
          <draw:text-box>
            <text:p><text:span text:style-name="T7">AndThen :: m a → (a → m b) → m 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ample 1: Flatten a Tree</text:p>
          </draw:text-box>
        </draw:frame>
        <draw:frame presentation:style-name="pr5" draw:text-style-name="P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0" draw:text-style-name="P28" draw:layer="layout" svg:width="11.058cm" svg:height="7.738cm" svg:x="8.117cm" svg:y="10.195cm">
          <draw:text-box>
            <text:p text:style-name="P7"><text:span text:style-name="T18">type</text:span><text:span text:style-name="T19"> </text:span><text:span text:style-name="T57">Tree</text:span><text:span text:style-name="T19">&lt;'a&gt; </text:span><text:span text:style-name="T20">=</text:span></text:p>
            <text:p text:style-name="P7"><text:span text:style-name="T19"><text:s text:c="4"/></text:span><text:span text:style-name="T19">| </text:span><text:span text:style-name="T20">Leaf</text:span><text:span text:style-name="T19"> </text:span><text:span text:style-name="T18">of</text:span><text:span text:style-name="T19"> 'a</text:span></text:p>
            <text:p text:style-name="P7"><text:span text:style-name="T19"><text:s text:c="4"/></text:span><text:span text:style-name="T19">| </text:span><text:span text:style-name="T20">Branch</text:span><text:span text:style-name="T19"> </text:span><text:span text:style-name="T18">of</text:span><text:span text:style-name="T19"> </text:span><text:span text:style-name="T57">Tree</text:span><text:span text:style-name="T19">&lt;'a&gt; * 'a * </text:span><text:span text:style-name="T57">Tree</text:span><text:span text:style-name="T19">&lt;'a&gt;</text:span></text:p>
            <text:p text:style-name="P7"><text:span text:style-name="T19"/></text:p>
            <text:p text:style-name="P7"><text:span text:style-name="T18">let</text:span><text:span text:style-name="T19"> l3 </text:span><text:span text:style-name="T20">=</text:span><text:span text:style-name="T19"> </text:span><text:span text:style-name="T20">Branch</text:span><text:span text:style-name="T19"> (</text:span><text:span text:style-name="T20">Leaf</text:span><text:span text:style-name="T19"> 1, 3, </text:span><text:span text:style-name="T20">Leaf</text:span><text:span text:style-name="T19"> 2)</text:span></text:p>
            <text:p text:style-name="P7"><text:span text:style-name="T18">let</text:span><text:span text:style-name="T19"> r3 </text:span><text:span text:style-name="T20">=</text:span><text:span text:style-name="T19"> </text:span><text:span text:style-name="T20">Branch</text:span><text:span text:style-name="T19"> (</text:span><text:span text:style-name="T20">Leaf</text:span><text:span text:style-name="T19"> 9, 7, </text:span><text:span text:style-name="T20">Leaf</text:span><text:span text:style-name="T19"> 15)</text:span></text:p>
            <text:p text:style-name="P7"><text:span text:style-name="T18">let</text:span><text:span text:style-name="T19"> top </text:span><text:span text:style-name="T20">=</text:span><text:span text:style-name="T19"> </text:span><text:span text:style-name="T20">Branch</text:span><text:span text:style-name="T19"> (l3, 5, r3)</text:span></text:p>
            <text:p text:style-name="P7"><text:span text:style-name="T19"/></text:p>
            <text:p text:style-name="P7"><text:span text:style-name="T18">let</text:span><text:span text:style-name="T19"> </text:span><text:span text:style-name="T20">fridge</text:span><text:span text:style-name="T19"> (t : </text:span><text:span text:style-name="T57">Tree</text:span><text:span text:style-name="T19">&lt;'a&gt;) : 'a </text:span><text:span text:style-name="T57">list</text:span><text:span text:style-name="T19"> </text:span><text:span text:style-name="T20">=</text:span></text:p>
            <text:p text:style-name="P7"><text:span text:style-name="T19"><text:s text:c="4"/></text:span><text:span text:style-name="T18">let</text:span><text:span text:style-name="T19"> </text:span><text:span text:style-name="T18">rec</text:span><text:span text:style-name="T19"> </text:span><text:span text:style-name="T20">fr</text:span><text:span text:style-name="T19"> (lst : 'a </text:span><text:span text:style-name="T57">list</text:span><text:span text:style-name="T19">) (t : </text:span><text:span text:style-name="T57">Tree</text:span><text:span text:style-name="T19">&lt;'a&gt;) : 'a </text:span><text:span text:style-name="T57">list</text:span><text:span text:style-name="T19"> </text:span><text:span text:style-name="T20">=</text:span><text:span text:style-name="T19"> </text:span></text:p>
            <text:p text:style-name="P7"><text:span text:style-name="T19"><text:s text:c="8"/></text:span><text:span text:style-name="T18">match</text:span><text:span text:style-name="T19"> t </text:span><text:span text:style-name="T18">with</text:span></text:p>
            <text:p text:style-name="P7"><text:span text:style-name="T19"><text:s text:c="12"/></text:span><text:span text:style-name="T19">| </text:span><text:span text:style-name="T20">Leaf </text:span><text:span text:style-name="T19">c </text:span><text:span text:style-name="T18">-&gt;</text:span><text:span text:style-name="T19"> c </text:span><text:span text:style-name="T20">::</text:span><text:span text:style-name="T19"> lst</text:span></text:p>
            <text:p text:style-name="P7"><text:span text:style-name="T19"><text:s text:c="12"/></text:span><text:span text:style-name="T19">| </text:span><text:span text:style-name="T20">Branch</text:span><text:span text:style-name="T19"> (l, c, r) </text:span><text:span text:style-name="T18">-&gt;</text:span><text:span text:style-name="T19"> </text:span></text:p>
            <text:p text:style-name="P7"><text:span text:style-name="T19"><text:s text:c="16"/></text:span><text:span text:style-name="T18">let</text:span><text:span text:style-name="T19"> llst </text:span><text:span text:style-name="T20">=</text:span><text:span text:style-name="T19"> </text:span><text:span text:style-name="T20">fr</text:span><text:span text:style-name="T19"> lst l</text:span></text:p>
            <text:p text:style-name="P7"><text:span text:style-name="T19"><text:s text:c="16"/></text:span><text:span text:style-name="T18">let</text:span><text:span text:style-name="T19"> rlst </text:span><text:span text:style-name="T20">=</text:span><text:span text:style-name="T19"> </text:span><text:span text:style-name="T20">fr</text:span><text:span text:style-name="T19"> lst r</text:span></text:p>
            <text:p text:style-name="P7"><text:span text:style-name="T19"><text:s text:c="16"/></text:span><text:span text:style-name="T19">llst </text:span><text:span text:style-name="T20">@</text:span><text:span text:style-name="T19"> rlst </text:span><text:span text:style-name="T20">@</text:span><text:span text:style-name="T19"> [c]</text:span></text:p>
            <text:p text:style-name="P7"><text:span text:style-name="T19"><text:s text:c="4"/></text:span><text:span text:style-name="T20">fr</text:span><text:span text:style-name="T19"> [] t</text:span></text:p>
            <text:p text:style-name="P7"><text:span text:style-name="T19"/></text:p>
            <text:p text:style-name="P7"><text:span text:style-name="T20">fridge</text:span><text:span text:style-name="T19"> top</text:span></text:p>
          </draw:text-box>
        </draw:frame>
        <draw:g>
          <draw:g>
            <draw:line draw:style-name="gr41" draw:text-style-name="P24" draw:layer="layout" svg:x1="4.215cm" svg:y1="5.842cm" svg:x2="3.456cm" svg:y2="6.527cm">
              <text:p/>
            </draw:line>
            <draw:custom-shape draw:style-name="gr42" draw:text-style-name="P35" draw:layer="layout" svg:width="1.016cm" svg:height="0.762cm" svg:x="4.215cm" svg:y="4.914cm">
              <text:p text:style-name="P13"><text:span text:style-name="T22">5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35" draw:layer="layout" svg:width="1.016cm" svg:height="0.762cm" svg:x="2.399cm" svg:y="6.604cm">
              <text:p text:style-name="P13"><text:span text:style-name="T22">3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35" draw:layer="layout" svg:width="1.016cm" svg:height="0.762cm" svg:x="6.039cm" svg:y="6.604cm">
              <text:p text:style-name="P13"><text:span text:style-name="T22">7</text:span></text:p>
              <draw:enhanced-geometry svg:viewBox="0 0 21600 21600" draw:type="rectangle" draw:enhanced-path="M 0 0 L 21600 0 21600 21600 0 21600 0 0 Z N"/>
            </draw:custom-shape>
            <draw:line draw:style-name="gr41" draw:text-style-name="P24" draw:layer="layout" svg:x1="5.226cm" svg:y1="5.847cm" svg:x2="5.945cm" svg:y2="6.527cm">
              <text:p/>
            </draw:line>
          </draw:g>
          <draw:g>
            <draw:line draw:style-name="gr41" draw:text-style-name="P24" draw:layer="layout" svg:x1="2.416cm" svg:y1="7.648cm" svg:x2="2.162cm" svg:y2="8.322cm">
              <text:p/>
            </draw:line>
            <draw:custom-shape draw:style-name="gr42" draw:text-style-name="P35" draw:layer="layout" svg:width="1.016cm" svg:height="0.762cm" svg:x="1.4cm" svg:y="8.41cm">
              <text:p text:style-name="P13"><text:span text:style-name="T22">1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35" draw:layer="layout" svg:width="1.016cm" svg:height="0.762cm" svg:x="3.54cm" svg:y="8.41cm">
              <text:p text:style-name="P13"><text:span text:style-name="T22">2</text:span></text:p>
              <draw:enhanced-geometry svg:viewBox="0 0 21600 21600" draw:type="rectangle" draw:enhanced-path="M 0 0 L 21600 0 21600 21600 0 21600 0 0 Z N"/>
            </draw:custom-shape>
            <draw:line draw:style-name="gr41" draw:text-style-name="P24" draw:layer="layout" svg:x1="3.427cm" svg:y1="7.653cm" svg:x2="3.935cm" svg:y2="8.327cm">
              <text:p/>
            </draw:line>
          </draw:g>
          <draw:g>
            <draw:line draw:style-name="gr41" draw:text-style-name="P24" draw:layer="layout" svg:x1="6.045cm" svg:y1="7.667cm" svg:x2="5.791cm" svg:y2="8.341cm">
              <text:p/>
            </draw:line>
            <draw:custom-shape draw:style-name="gr42" draw:text-style-name="P35" draw:layer="layout" svg:width="1.016cm" svg:height="0.762cm" svg:x="5.029cm" svg:y="8.429cm">
              <text:p text:style-name="P13"><text:span text:style-name="T22">9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35" draw:layer="layout" svg:width="1.016cm" svg:height="0.762cm" svg:x="7.169cm" svg:y="8.429cm">
              <text:p text:style-name="P13"><text:span text:style-name="T22">15</text:span></text:p>
              <draw:enhanced-geometry svg:viewBox="0 0 21600 21600" draw:type="rectangle" draw:enhanced-path="M 0 0 L 21600 0 21600 21600 0 21600 0 0 Z N"/>
            </draw:custom-shape>
            <draw:line draw:style-name="gr41" draw:text-style-name="P24" draw:layer="layout" svg:x1="7.056cm" svg:y1="7.672cm" svg:x2="7.564cm" svg:y2="8.346cm">
              <text:p/>
            </draw:line>
          </draw:g>
        </draw:g>
        <draw:frame draw:style-name="gr43" draw:text-style-name="P36" draw:layer="layout" svg:width="11.886cm" svg:height="0.905cm" svg:x="12.755cm" svg:y="7.033cm">
          <draw:text-box>
            <text:p text:style-name="P7"><text:span text:style-name="T58">val it : int list = [1; 2; 3; 9; 15; 7; 5]</text:span></text:p>
          </draw:text-box>
        </draw:frame>
        <draw:custom-shape draw:style-name="gr44" draw:text-style-name="P21" draw:layer="layout" svg:width="1.985cm" svg:height="0.794cm" svg:x="9.842cm" svg:y="6.98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ample 2: Evaluate Expressions</text:p>
          </draw:text-box>
        </draw:frame>
        <draw:frame presentation:style-name="pr5" draw:text-style-name="P6" draw:layer="layout" svg:width="25.199cm" svg:height="15.38cm" svg:x="1.4cm" svg:y="4.914cm" presentation:class="outline" presentation:user-transformed="true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<text:line-break/></text:span><text:span text:style-name="T7">Compare this to the typical OO approach of using interfaces, derived classes and the like.</text:span><text:span text:style-name="T7"><text:line-break/></text:span><text:span text:style-name="T7">=&gt; bloat!</text:span></text:p>
          </draw:text-box>
        </draw:frame>
        <draw:g>
          <draw:g>
            <draw:line draw:style-name="gr41" draw:text-style-name="P24" draw:layer="layout" svg:x1="3.667cm" svg:y1="7.271cm" svg:x2="2.908cm" svg:y2="7.956cm">
              <text:p/>
            </draw:line>
            <draw:custom-shape draw:style-name="gr42" draw:text-style-name="P35" draw:layer="layout" svg:width="1.016cm" svg:height="0.762cm" svg:x="3.667cm" svg:y="6.343cm">
              <text:p text:style-name="P13"><text:span text:style-name="T22">*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35" draw:layer="layout" svg:width="1.016cm" svg:height="0.762cm" svg:x="1.851cm" svg:y="8.033cm">
              <text:p text:style-name="P13"><text:span text:style-name="T22">3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35" draw:layer="layout" svg:width="1.016cm" svg:height="0.762cm" svg:x="5.491cm" svg:y="8.033cm">
              <text:p text:style-name="P13"><text:span text:style-name="T22">/</text:span></text:p>
              <draw:enhanced-geometry svg:viewBox="0 0 21600 21600" draw:type="rectangle" draw:enhanced-path="M 0 0 L 21600 0 21600 21600 0 21600 0 0 Z N"/>
            </draw:custom-shape>
            <draw:line draw:style-name="gr41" draw:text-style-name="P24" draw:layer="layout" svg:x1="4.678cm" svg:y1="7.276cm" svg:x2="5.397cm" svg:y2="7.956cm">
              <text:p/>
            </draw:line>
          </draw:g>
          <draw:g>
            <draw:line draw:style-name="gr41" draw:text-style-name="P24" draw:layer="layout" svg:x1="5.497cm" svg:y1="9.096cm" svg:x2="5.243cm" svg:y2="9.77cm">
              <text:p/>
            </draw:line>
            <draw:custom-shape draw:style-name="gr42" draw:text-style-name="P35" draw:layer="layout" svg:width="1.016cm" svg:height="0.762cm" svg:x="4.481cm" svg:y="9.858cm">
              <text:p text:style-name="P13"><text:span text:style-name="T22">10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35" draw:layer="layout" svg:width="1.016cm" svg:height="0.762cm" svg:x="6.621cm" svg:y="9.858cm">
              <text:p text:style-name="P13"><text:span text:style-name="T22">2</text:span></text:p>
              <draw:enhanced-geometry svg:viewBox="0 0 21600 21600" draw:type="rectangle" draw:enhanced-path="M 0 0 L 21600 0 21600 21600 0 21600 0 0 Z N"/>
            </draw:custom-shape>
            <draw:line draw:style-name="gr41" draw:text-style-name="P24" draw:layer="layout" svg:x1="6.508cm" svg:y1="9.101cm" svg:x2="7.016cm" svg:y2="9.775cm">
              <text:p/>
            </draw:line>
          </draw:g>
        </draw:g>
        <draw:frame draw:style-name="gr45" draw:text-style-name="P37" draw:layer="layout" svg:width="16.987cm" svg:height="13.116cm" svg:x="9.445cm" svg:y="5.228cm">
          <draw:text-box>
            <text:p text:style-name="P7"><text:span text:style-name="T59"/></text:p>
            <text:p text:style-name="P7"><text:span text:style-name="T60">type</text:span><text:span text:style-name="T59"> </text:span><text:span text:style-name="T61">Operation</text:span><text:span text:style-name="T59"> </text:span><text:span text:style-name="T62">=</text:span><text:span text:style-name="T59"> </text:span></text:p>
            <text:p text:style-name="P7"><text:span text:style-name="T59"><text:s text:c="4"/></text:span><text:span text:style-name="T59">| </text:span><text:span text:style-name="T62">Add</text:span></text:p>
            <text:p text:style-name="P7"><text:span text:style-name="T59"><text:s text:c="4"/></text:span><text:span text:style-name="T59">| </text:span><text:span text:style-name="T62">Sub</text:span></text:p>
            <text:p text:style-name="P7"><text:span text:style-name="T59"><text:s text:c="4"/></text:span><text:span text:style-name="T59">| </text:span><text:span text:style-name="T62">Mul</text:span></text:p>
            <text:p text:style-name="P7"><text:span text:style-name="T59"><text:s text:c="4"/></text:span><text:span text:style-name="T59">| </text:span><text:span text:style-name="T62">Div</text:span></text:p>
            <text:p text:style-name="P7"><text:span text:style-name="T59"/></text:p>
            <text:p text:style-name="P7"><text:span text:style-name="T59"><text:s text:c="4"/></text:span><text:span text:style-name="T60">member</text:span><text:span text:style-name="T59"> self.</text:span><text:span text:style-name="T62">Eval</text:span><text:span text:style-name="T59"> (e1 : </text:span><text:span text:style-name="T61">Expression</text:span><text:span text:style-name="T59">) (e2 : </text:span><text:span text:style-name="T61">Expression</text:span><text:span text:style-name="T59">) </text:span><text:span text:style-name="T62">=</text:span></text:p>
            <text:p text:style-name="P7"><text:span text:style-name="T59"><text:s text:c="8"/></text:span><text:span text:style-name="T60">match</text:span><text:span text:style-name="T59"> self </text:span><text:span text:style-name="T60">with</text:span></text:p>
            <text:p text:style-name="P7"><text:span text:style-name="T59"><text:s text:c="12"/></text:span><text:span text:style-name="T59">| </text:span><text:span text:style-name="T62">Add</text:span><text:span text:style-name="T59"> </text:span><text:span text:style-name="T60">-&gt;</text:span><text:span text:style-name="T59"> e1.Eval </text:span><text:span text:style-name="T62">+</text:span><text:span text:style-name="T59"> e2.Eval</text:span></text:p>
            <text:p text:style-name="P7"><text:span text:style-name="T59"><text:s text:c="12"/></text:span><text:span text:style-name="T59">| </text:span><text:span text:style-name="T62">Sub</text:span><text:span text:style-name="T59"> </text:span><text:span text:style-name="T60">-&gt;</text:span><text:span text:style-name="T59"> e1.Eval </text:span><text:span text:style-name="T62">-</text:span><text:span text:style-name="T59"> e2.Eval</text:span></text:p>
            <text:p text:style-name="P7"><text:span text:style-name="T59"><text:s text:c="12"/></text:span><text:span text:style-name="T59">| </text:span><text:span text:style-name="T62">Mul</text:span><text:span text:style-name="T59"> </text:span><text:span text:style-name="T60">-&gt;</text:span><text:span text:style-name="T59"> e1.Eval </text:span><text:span text:style-name="T62">*</text:span><text:span text:style-name="T59"> e2.Eval</text:span></text:p>
            <text:p text:style-name="P7"><text:span text:style-name="T59"><text:s text:c="12"/></text:span><text:span text:style-name="T59">| </text:span><text:span text:style-name="T62">Div</text:span><text:span text:style-name="T59"> </text:span><text:span text:style-name="T60">-&gt;</text:span><text:span text:style-name="T59"> e1.Eval </text:span><text:span text:style-name="T62">/</text:span><text:span text:style-name="T59"> e2.Eval</text:span></text:p>
            <text:p text:style-name="P7"><text:span text:style-name="T59"/></text:p>
            <text:p text:style-name="P7"><text:span text:style-name="T60">and</text:span><text:span text:style-name="T59"> </text:span><text:span text:style-name="T61">Expression</text:span><text:span text:style-name="T59"> </text:span><text:span text:style-name="T62">=</text:span></text:p>
            <text:p text:style-name="P7"><text:span text:style-name="T59"><text:s text:c="4"/></text:span><text:span text:style-name="T59">| </text:span><text:span text:style-name="T62">BinaryExpression</text:span><text:span text:style-name="T59"> </text:span><text:span text:style-name="T60">of</text:span><text:span text:style-name="T59"> </text:span><text:span text:style-name="T61">Expression</text:span><text:span text:style-name="T59"> * </text:span><text:span text:style-name="T61">Operation</text:span><text:span text:style-name="T59"> * </text:span><text:span text:style-name="T61">Expression</text:span></text:p>
            <text:p text:style-name="P7"><text:span text:style-name="T59"><text:s text:c="4"/></text:span><text:span text:style-name="T59">| </text:span><text:span text:style-name="T62">Constant</text:span><text:span text:style-name="T59"> </text:span><text:span text:style-name="T60">of</text:span><text:span text:style-name="T59"> </text:span><text:span text:style-name="T61">float</text:span></text:p>
            <text:p text:style-name="P7"><text:span text:style-name="T59"/></text:p>
            <text:p text:style-name="P7"><text:span text:style-name="T59"><text:s text:c="4"/></text:span><text:span text:style-name="T60">member</text:span><text:span text:style-name="T59"> self.Eval : </text:span><text:span text:style-name="T61">float</text:span><text:span text:style-name="T59"> </text:span><text:span text:style-name="T62">=</text:span></text:p>
            <text:p text:style-name="P7"><text:span text:style-name="T59"><text:s text:c="8"/></text:span><text:span text:style-name="T60">match</text:span><text:span text:style-name="T59"> self </text:span><text:span text:style-name="T60">with</text:span></text:p>
            <text:p text:style-name="P7"><text:span text:style-name="T59"><text:s text:c="12"/></text:span><text:span text:style-name="T59">| </text:span><text:span text:style-name="T62">BinaryExpression</text:span><text:span text:style-name="T59">(e1, op, e2) </text:span><text:span text:style-name="T60">-&gt;</text:span><text:span text:style-name="T59"> op.</text:span><text:span text:style-name="T62">Eval</text:span><text:span text:style-name="T59"> e1 e2</text:span></text:p>
            <text:p text:style-name="P7"><text:span text:style-name="T59"><text:s text:c="12"/></text:span><text:span text:style-name="T59">| </text:span><text:span text:style-name="T62">Constant</text:span><text:span text:style-name="T59">(c) <text:s text:c="17"/></text:span><text:span text:style-name="T60">-&gt;</text:span><text:span text:style-name="T59"> c</text:span></text:p>
            <text:p text:style-name="P7"><text:span text:style-name="T59"/></text:p>
            <text:p text:style-name="P7"><text:span text:style-name="T59">[&lt;</text:span><text:span text:style-name="T61">EntryPoint</text:span><text:span text:style-name="T59">&gt;]</text:span></text:p>
            <text:p text:style-name="P7"><text:span text:style-name="T60">let</text:span><text:span text:style-name="T59"> </text:span><text:span text:style-name="T62">main</text:span><text:span text:style-name="T59"> argv </text:span><text:span text:style-name="T62">=</text:span><text:span text:style-name="T59"> </text:span></text:p>
            <text:p text:style-name="P7"><text:span text:style-name="T59"><text:s text:c="4"/></text:span><text:span text:style-name="T63">(* </text:span></text:p>
            <text:p text:style-name="P7"><text:span text:style-name="T63"><text:s text:c="17"/></text:span><text:span text:style-name="T63">*</text:span></text:p>
            <text:p text:style-name="P7"><text:span text:style-name="T63"><text:s text:c="15"/></text:span><text:span text:style-name="T63">/ <text:s text:c="2"/>\</text:span></text:p>
            <text:p text:style-name="P7"><text:span text:style-name="T63"><text:s text:c="14"/></text:span><text:span text:style-name="T63">/ <text:s text:c="4"/>\</text:span></text:p>
            <text:p text:style-name="P7"><text:span text:style-name="T63"><text:s text:c="13"/></text:span><text:span text:style-name="T63">3 <text:s text:c="6"/>:</text:span></text:p>
            <text:p text:style-name="P7"><text:span text:style-name="T63"><text:s text:c="19"/></text:span><text:span text:style-name="T63">/ <text:s text:c="2"/>\</text:span></text:p>
            <text:p text:style-name="P7"><text:span text:style-name="T63"><text:s text:c="18"/></text:span><text:span text:style-name="T63">/ <text:s text:c="4"/>\</text:span></text:p>
            <text:p text:style-name="P7"><text:span text:style-name="T63"><text:s text:c="17"/></text:span><text:span text:style-name="T63">10 <text:s text:c="5"/>2</text:span></text:p>
            <text:p text:style-name="P7"><text:span text:style-name="T63"><text:s text:c="4"/></text:span><text:span text:style-name="T63">*)</text:span></text:p>
            <text:p text:style-name="P7"><text:span text:style-name="T59"><text:s text:c="4"/></text:span><text:span text:style-name="T60">let</text:span><text:span text:style-name="T59"> expr </text:span><text:span text:style-name="T62">=</text:span><text:span text:style-name="T59"> </text:span><text:span text:style-name="T62">BinaryExpression</text:span><text:span text:style-name="T59">(</text:span><text:span text:style-name="T62">Constant</text:span><text:span text:style-name="T59">(3.0), </text:span><text:span text:style-name="T62">Mul</text:span><text:span text:style-name="T59">, </text:span><text:span text:style-name="T62">BinaryExpression</text:span><text:span text:style-name="T59">(</text:span><text:span text:style-name="T62">Constant</text:span><text:span text:style-name="T59">(10.0), </text:span><text:span text:style-name="T62">Div</text:span><text:span text:style-name="T59">, </text:span><text:span text:style-name="T62">Constant</text:span><text:span text:style-name="T59">(2.0)))</text:span></text:p>
            <text:p text:style-name="P7"><text:span text:style-name="T59"><text:s text:c="4"/></text:span><text:span text:style-name="T62">printfn</text:span><text:span text:style-name="T59"> </text:span><text:span text:style-name="T64">"</text:span><text:span text:style-name="T65">%A</text:span><text:span text:style-name="T64">"</text:span><text:span text:style-name="T59"> expr.Eval</text:span></text:p>
            <text:p text:style-name="P7"><text:span text:style-name="T59"/></text:p>
            <text:p text:style-name="P7"><text:span text:style-name="T59"><text:s text:c="4"/></text:span><text:span text:style-name="T59">0 </text:span><text:span text:style-name="T63">// return an integer exit 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Records</text:p>
          </draw:text-box>
        </draw:frame>
        <draw:frame presentation:style-name="pr5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5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Basic Recursion</text:span></text:p>
              </text:list-item>
              <text:list-item>
                <text:p><text:span text:style-name="T1">Stack Records</text:span></text:p>
              </text:list-item>
              <text:list-item>
                <text:p><text:span text:style-name="T1">Stack Overflow</text:span></text:p>
              </text:list-item>
              <text:list-item>
                <text:p><text:span text:style-name="T1">Tail-Recursion Elimination</text:span></text:p>
                <text:list>
                  <text:list-item>
                    <text:p><text:span text:style-name="T1">Accumulator pattern</text:span></text:p>
                  </text:list-item>
                  <text:list-item>
                    <text:p><text:span text:style-name="T1">Continuation patte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2">Currying: Partial Function Application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Eager</text:span></text:p>
              </text:list-item>
              <text:list-item>
                <text:p><text:span text:style-name="T1">Laz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6600" style:text-outline="false" style:text-line-through-style="none" style:text-line-through-type="none" style:text-position="0% 100%" style:font-name="Arial2" fo:font-family="Arial" style:font-style-name="Regular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08:13:37.148000000</meta:creation-date>
    <meta:generator>LibreOffice/5.0.5.2$Windows_x86 LibreOffice_project/55b006a02d247b5f7215fc6ea0fde844b30035b3</meta:generator>
    <dc:date>2016-03-23T05:28:56.106000000</dc:date>
    <meta:editing-duration>P6DT4H57M2S</meta:editing-duration>
    <meta:editing-cycles>528</meta:editing-cycles>
    <meta:document-statistic meta:object-count="274"/>
  </office:meta>
</office:document-meta>
</file>